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1" style:family="table">
      <style:table-properties style:width="5.3097in" table:align="left"/>
    </style:style>
    <style:style style:name="Таблица1.A" style:family="table-column">
      <style:table-column-properties style:column-width="5.3097in"/>
    </style:style>
    <style:style style:name="Таблица1.A1" style:family="table-cell">
      <style:table-cell-properties style:vertical-align="middle" fo:background-color="#faf8f5" fo:padding="0.0194in" fo:border="none">
        <style:background-image/>
      </style:table-cell-properties>
    </style:style>
    <style:style style:name="Таблица6" style:family="table">
      <style:table-properties style:width="2.9903in" table:align="left"/>
    </style:style>
    <style:style style:name="Таблица6.A" style:family="table-column">
      <style:table-column-properties style:column-width="2.9903in"/>
    </style:style>
    <style:style style:name="Таблица6.A1" style:family="table-cell">
      <style:table-cell-properties style:vertical-align="middle" fo:background-color="#faf8f5" fo:padding="0.0194in" fo:border="none">
        <style:background-image/>
      </style:table-cell-properties>
    </style:style>
    <style:style style:name="Таблица4" style:family="table">
      <style:table-properties style:width="6.0167in" fo:margin-left="-0.0208in" fo:margin-top="0in" fo:margin-bottom="0in" table:align="left" style:writing-mode="page"/>
    </style:style>
    <style:style style:name="Таблица4.A" style:family="table-column">
      <style:table-column-properties style:column-width="0.5014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4.A153" style:family="table-cell">
      <style:table-cell-properties style:vertical-align="bottom" fo:background-color="#f9dcee" fo:padding-left="0.0208in" fo:padding-right="0.0208in" fo:padding-top="0in" fo:padding-bottom="0in" fo:border="none">
        <style:background-image/>
      </style:table-cell-properties>
    </style:style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 style:master-page-name="">
      <loext:graphic-properties draw:fill="none"/>
      <style:paragraph-properties fo:margin-left="3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_20__28_WW_29_">
      <loext:graphic-properties draw:fill="none"/>
      <style:paragraph-properties fo:margin-left="3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1008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5.9043in" style:type="right" style:leader-style="dotted" style:leader-text="."/>
        </style:tab-stops>
      </style:paragraph-properties>
    </style:style>
    <style:style style:name="P12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loext:padding="0in" loext:border="none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9pt" fo:font-weight="bold" officeooo:rsid="07b9aeab" officeooo:paragraph-rsid="07b9aeab" style:font-size-asian="9pt" style:font-weight-asian="bold" style:font-size-complex="9pt" style:font-weight-complex="bold"/>
    </style:style>
    <style:style style:name="P16" style:family="paragraph" style:parent-style-name="Text_20_body">
      <style:text-properties officeooo:rsid="078de81b" officeooo:paragraph-rsid="07a39712"/>
    </style:style>
    <style:style style:name="P17" style:family="paragraph" style:parent-style-name="Text_20_body">
      <style:text-properties officeooo:rsid="07901de9" officeooo:paragraph-rsid="07901de9"/>
    </style:style>
    <style:style style:name="P18" style:family="paragraph" style:parent-style-name="Text_20_body">
      <style:text-properties officeooo:rsid="079a301b" officeooo:paragraph-rsid="079a301b"/>
    </style:style>
    <style:style style:name="P19" style:family="paragraph" style:parent-style-name="Text_20_body">
      <style:text-properties officeooo:rsid="079b06ff" officeooo:paragraph-rsid="079b06ff"/>
    </style:style>
    <style:style style:name="P20" style:family="paragraph" style:parent-style-name="Text_20_body">
      <style:text-properties officeooo:rsid="07a39712" officeooo:paragraph-rsid="07a39712"/>
    </style:style>
    <style:style style:name="P21" style:family="paragraph" style:parent-style-name="Text_20_body">
      <style:text-properties officeooo:rsid="07a39712" officeooo:paragraph-rsid="07a406f3"/>
    </style:style>
    <style:style style:name="P22" style:family="paragraph" style:parent-style-name="Text_20_body">
      <style:text-properties officeooo:rsid="07a682f1" officeooo:paragraph-rsid="07a406f3"/>
    </style:style>
    <style:style style:name="P23" style:family="paragraph" style:parent-style-name="Text_20_body">
      <style:text-properties officeooo:rsid="07a682f1" officeooo:paragraph-rsid="07a804b0"/>
    </style:style>
    <style:style style:name="P24" style:family="paragraph" style:parent-style-name="Text_20_body">
      <style:text-properties officeooo:rsid="07a922e4" officeooo:paragraph-rsid="07a804b0"/>
    </style:style>
    <style:style style:name="P25" style:family="paragraph" style:parent-style-name="Text_20_body">
      <style:text-properties officeooo:rsid="07a922e4" officeooo:paragraph-rsid="07a9a57b"/>
    </style:style>
    <style:style style:name="P26" style:family="paragraph" style:parent-style-name="Text_20_body">
      <style:text-properties officeooo:rsid="07a922e4" officeooo:paragraph-rsid="07aa2060"/>
    </style:style>
    <style:style style:name="P27" style:family="paragraph" style:parent-style-name="Text_20_body">
      <style:text-properties officeooo:paragraph-rsid="079fa3b7"/>
    </style:style>
    <style:style style:name="P28" style:family="paragraph" style:parent-style-name="Text_20_body">
      <style:text-properties officeooo:rsid="07bb41e2" officeooo:paragraph-rsid="07bb41e2"/>
    </style:style>
    <style:style style:name="P29" style:family="paragraph" style:parent-style-name="Text_20_body">
      <style:text-properties officeooo:paragraph-rsid="080e7bef"/>
    </style:style>
    <style:style style:name="P30" style:family="paragraph" style:parent-style-name="Text_20_body">
      <style:paragraph-properties>
        <style:tab-stops>
          <style:tab-stop style:position="2.1299in"/>
        </style:tab-stops>
      </style:paragraph-properties>
      <style:text-properties officeooo:rsid="081bba4f" officeooo:paragraph-rsid="082ade33" fo:background-color="#ffff00"/>
    </style:style>
    <style:style style:name="P31" style:family="paragraph" style:parent-style-name="Text_20_body">
      <style:text-properties officeooo:paragraph-rsid="08227f77"/>
    </style:style>
    <style:style style:name="P32" style:family="paragraph" style:parent-style-name="Text_20_body">
      <style:text-properties officeooo:paragraph-rsid="06c2606f"/>
    </style:style>
    <style:style style:name="P33" style:family="paragraph" style:parent-style-name="Text_20_body">
      <style:text-properties officeooo:paragraph-rsid="083ae5be"/>
    </style:style>
    <style:style style:name="P34" style:family="paragraph" style:parent-style-name="Text_20_body">
      <style:text-properties officeooo:rsid="06c2606f" officeooo:paragraph-rsid="06c2606f"/>
    </style:style>
    <style:style style:name="P35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36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37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38" style:family="paragraph" style:parent-style-name="ITMO_20_ICT_20_Lab_20_Works">
      <style:text-properties fo:font-size="12pt" fo:font-weight="normal" officeooo:rsid="01d8e99d" officeooo:paragraph-rsid="01d8e99d" style:font-size-asian="10.5pt" style:font-weight-asian="normal" style:font-size-complex="12pt" style:font-weight-complex="normal"/>
    </style:style>
    <style:style style:name="P39" style:family="paragraph" style:parent-style-name="ITMO_20_ICT_20_Lab_20_Works">
      <style:text-properties fo:font-size="12pt" fo:font-weight="normal" officeooo:rsid="06632385" officeooo:paragraph-rsid="06632385" style:font-size-asian="10.5pt" style:font-weight-asian="normal" style:font-size-complex="12pt" style:font-weight-complex="normal"/>
    </style:style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rsid="06c09827"/>
    </style:style>
    <style:style style:name="P42" style:family="paragraph" style:parent-style-name="Heading_20_2" style:list-style-name="">
      <style:paragraph-properties fo:text-align="justify" style:justify-single-word="false">
        <style:tab-stops/>
      </style:paragraph-properties>
      <style:text-properties officeooo:paragraph-rsid="08227f77"/>
    </style:style>
    <style:style style:name="P43" style:family="paragraph" style:parent-style-name="Heading_20_2">
      <style:paragraph-properties fo:break-before="page"/>
      <style:text-properties officeooo:paragraph-rsid="08227f77"/>
    </style:style>
    <style:style style:name="P44" style:family="paragraph" style:parent-style-name="Heading_20_3">
      <style:text-properties officeooo:paragraph-rsid="06eb1918"/>
    </style:style>
    <style:style style:name="P45" style:family="paragraph" style:parent-style-name="Heading_20_4">
      <style:text-properties officeooo:paragraph-rsid="08875fec"/>
    </style:style>
    <style:style style:name="P46" style:family="paragraph" style:parent-style-name="Preformatted_20_Text">
      <loext:graphic-properties draw:fill="solid" draw:fill-color="#faf8f5" draw:opacity="100%"/>
      <style:paragraph-properties fo:margin-left="0in" fo:margin-right="0in" fo:margin-top="0in" fo:margin-bottom="0in" style:contextual-spacing="false" fo:text-indent="0in" style:auto-text-indent="false" fo:background-color="#faf8f5"/>
      <style:text-properties loext:padding="0in" loext:border="none"/>
    </style:style>
    <style:style style:name="P47" style:family="paragraph" style:parent-style-name="Table_20_Contents">
      <style:paragraph-properties fo:text-align="start" style:justify-single-word="false"/>
      <style:text-properties fo:font-size="10pt" fo:font-style="normal" officeooo:rsid="085aefc1" officeooo:paragraph-rsid="085aefc1" style:font-size-asian="10pt" style:font-style-asian="normal" style:font-size-complex="10pt" style:font-style-complex="normal"/>
    </style:style>
    <style:style style:name="P48" style:family="paragraph" style:parent-style-name="Text_20_body" style:list-style-name="L1"/>
    <style:style style:name="P49" style:family="paragraph" style:parent-style-name="Text_20_body" style:list-style-name="L1">
      <style:text-properties officeooo:paragraph-rsid="083bf148"/>
    </style:style>
    <style:style style:name="P50" style:family="paragraph" style:parent-style-name="Text_20_body" style:list-style-name="L1">
      <style:paragraph-properties fo:margin-top="0in" fo:margin-bottom="0in" style:contextual-spacing="false"/>
    </style:style>
    <style:style style:name="P51" style:family="paragraph" style:parent-style-name="Text_20_body">
      <style:text-properties officeooo:rsid="084454cb" officeooo:paragraph-rsid="084454cb"/>
    </style:style>
    <style:style style:name="P52" style:family="paragraph" style:parent-style-name="Text_20_body">
      <style:text-properties officeooo:rsid="08473aea" officeooo:paragraph-rsid="08473aea"/>
    </style:style>
    <style:style style:name="P53" style:family="paragraph" style:parent-style-name="Text_20_body">
      <style:text-properties officeooo:rsid="084e21dc" officeooo:paragraph-rsid="084e21dc"/>
    </style:style>
    <style:style style:name="P54" style:family="paragraph" style:parent-style-name="Text_20_body">
      <style:text-properties officeooo:rsid="0850cb18" officeooo:paragraph-rsid="0850cb18"/>
    </style:style>
    <style:style style:name="P55" style:family="paragraph" style:parent-style-name="Text_20_body">
      <style:text-properties officeooo:rsid="0850f070" officeooo:paragraph-rsid="0850f070"/>
    </style:style>
    <style:style style:name="P56" style:family="paragraph" style:parent-style-name="Text_20_body">
      <style:text-properties officeooo:paragraph-rsid="06eb7e7f"/>
    </style:style>
    <style:style style:name="P57" style:family="paragraph" style:parent-style-name="Text_20_body">
      <style:text-properties officeooo:paragraph-rsid="0850f070"/>
    </style:style>
    <style:style style:name="P58" style:family="paragraph" style:parent-style-name="Text_20_body">
      <style:text-properties officeooo:rsid="07e04746" officeooo:paragraph-rsid="07e04746"/>
    </style:style>
    <style:style style:name="P59" style:family="paragraph" style:parent-style-name="Text_20_body">
      <style:text-properties officeooo:rsid="07e04746" officeooo:paragraph-rsid="085cffd2"/>
    </style:style>
    <style:style style:name="P60" style:family="paragraph" style:parent-style-name="Text_20_body">
      <style:text-properties officeooo:rsid="07e04746" officeooo:paragraph-rsid="085e3e44"/>
    </style:style>
    <style:style style:name="P61" style:family="paragraph" style:parent-style-name="Text_20_body">
      <style:text-properties officeooo:rsid="085eb0e1" officeooo:paragraph-rsid="085eb0e1"/>
    </style:style>
    <style:style style:name="P62" style:family="paragraph" style:parent-style-name="Text_20_body">
      <style:text-properties officeooo:rsid="085eb0e1" officeooo:paragraph-rsid="085fae65"/>
    </style:style>
    <style:style style:name="P63" style:family="paragraph" style:parent-style-name="Text_20_body">
      <style:text-properties officeooo:rsid="078de81b" officeooo:paragraph-rsid="078d76ca"/>
    </style:style>
    <style:style style:name="P64" style:family="paragraph" style:parent-style-name="Text_20_body">
      <style:text-properties officeooo:rsid="086774a2" officeooo:paragraph-rsid="086774a2"/>
    </style:style>
    <style:style style:name="P65" style:family="paragraph" style:parent-style-name="Text_20_body">
      <style:text-properties officeooo:rsid="08754571" officeooo:paragraph-rsid="08754571"/>
    </style:style>
    <style:style style:name="P66" style:family="paragraph" style:parent-style-name="Text_20_body">
      <style:text-properties officeooo:rsid="0882eda4" officeooo:paragraph-rsid="0882eda4"/>
    </style:style>
    <style:style style:name="P67" style:family="paragraph" style:parent-style-name="Text_20_body">
      <style:text-properties officeooo:rsid="0882eda4" officeooo:paragraph-rsid="08854e04"/>
    </style:style>
    <style:style style:name="P68" style:family="paragraph" style:parent-style-name="Text_20_body">
      <style:text-properties officeooo:rsid="079c7557" officeooo:paragraph-rsid="08854e04"/>
    </style:style>
    <style:style style:name="T1" style:family="text">
      <style:text-properties style:font-name="Times New Roman1" style:font-name-complex="Times New Roman2"/>
    </style:style>
    <style:style style:name="T2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3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officeooo:rsid="03cb4612"/>
    </style:style>
    <style:style style:name="T6" style:family="text">
      <style:text-properties officeooo:rsid="003183b6"/>
    </style:style>
    <style:style style:name="T7" style:family="text">
      <style:text-properties style:text-position="-8% 80%"/>
    </style:style>
    <style:style style:name="T8" style:family="text">
      <style:text-properties officeooo:rsid="06c5a506"/>
    </style:style>
    <style:style style:name="T9" style:family="text">
      <style:text-properties officeooo:rsid="0796f8af"/>
    </style:style>
    <style:style style:name="T10" style:family="text">
      <style:text-properties officeooo:rsid="079891da"/>
    </style:style>
    <style:style style:name="T11" style:family="text">
      <style:text-properties officeooo:rsid="079d9179"/>
    </style:style>
    <style:style style:name="T12" style:family="text">
      <style:text-properties officeooo:rsid="07a406f3"/>
    </style:style>
    <style:style style:name="T13" style:family="text">
      <style:text-properties officeooo:rsid="07a4e07a"/>
    </style:style>
    <style:style style:name="T14" style:family="text">
      <style:text-properties officeooo:rsid="07a6d039"/>
    </style:style>
    <style:style style:name="T15" style:family="text">
      <style:text-properties officeooo:rsid="07a804b0"/>
    </style:style>
    <style:style style:name="T16" style:family="text">
      <style:text-properties officeooo:rsid="07a8ebcf"/>
    </style:style>
    <style:style style:name="T17" style:family="text">
      <style:text-properties officeooo:rsid="07a922e4"/>
    </style:style>
    <style:style style:name="T18" style:family="text">
      <style:text-properties officeooo:rsid="07a9a57b"/>
    </style:style>
    <style:style style:name="T19" style:family="text">
      <style:text-properties officeooo:rsid="07aa2060"/>
    </style:style>
    <style:style style:name="T20" style:family="text">
      <style:text-properties officeooo:rsid="07aa818f"/>
    </style:style>
    <style:style style:name="T21" style:family="text">
      <style:text-properties officeooo:rsid="07ab7d3f"/>
    </style:style>
    <style:style style:name="T22" style:family="text">
      <style:text-properties officeooo:rsid="07b01011"/>
    </style:style>
    <style:style style:name="T23" style:family="text">
      <style:text-properties officeooo:rsid="07b34200"/>
    </style:style>
    <style:style style:name="T24" style:family="text">
      <style:text-properties officeooo:rsid="07b35532"/>
    </style:style>
    <style:style style:name="T25" style:family="text">
      <style:text-properties officeooo:rsid="07bb6077"/>
    </style:style>
    <style:style style:name="T26" style:family="text">
      <style:text-properties officeooo:rsid="07e0d786"/>
    </style:style>
    <style:style style:name="T27" style:family="text">
      <style:text-properties officeooo:rsid="082cc72f"/>
    </style:style>
    <style:style style:name="T28" style:family="text">
      <style:text-properties officeooo:rsid="08344f6f"/>
    </style:style>
    <style:style style:name="T29" style:family="text">
      <style:text-properties officeooo:rsid="08356103"/>
    </style:style>
    <style:style style:name="T30" style:family="text">
      <style:text-properties officeooo:rsid="08389135"/>
    </style:style>
    <style:style style:name="T31" style:family="text">
      <style:text-properties officeooo:rsid="06c2606f"/>
    </style:style>
    <style:style style:name="T32" style:family="text">
      <style:text-properties officeooo:rsid="084530cb"/>
    </style:style>
    <style:style style:name="T33" style:family="text">
      <style:text-properties officeooo:rsid="0846700b"/>
    </style:style>
    <style:style style:name="T34" style:family="text">
      <style:text-properties officeooo:rsid="08478f3f"/>
    </style:style>
    <style:style style:name="T35" style:family="text">
      <style:text-properties officeooo:rsid="08497dd9"/>
    </style:style>
    <style:style style:name="T36" style:family="text">
      <style:text-properties officeooo:rsid="0849cedc"/>
    </style:style>
    <style:style style:name="T37" style:family="text">
      <style:text-properties officeooo:rsid="0850f070"/>
    </style:style>
    <style:style style:name="T38" style:family="text">
      <style:text-properties officeooo:rsid="085aefc1"/>
    </style:style>
    <style:style style:name="T39" style:family="text">
      <style:text-properties officeooo:rsid="085ba57f"/>
    </style:style>
    <style:style style:name="T40" style:family="text">
      <style:text-properties style:font-name-complex="Times New Roman2" style:font-size-complex="14pt"/>
    </style:style>
    <style:style style:name="T41" style:family="text">
      <style:text-properties officeooo:rsid="085ba57f" style:font-name-complex="Times New Roman2" style:font-size-complex="14pt"/>
    </style:style>
    <style:style style:name="T42" style:family="text">
      <style:text-properties officeooo:rsid="085d433a" style:font-name-complex="Times New Roman2" style:font-size-complex="14pt"/>
    </style:style>
    <style:style style:name="T43" style:family="text">
      <style:text-properties officeooo:rsid="085e3e44" style:font-name-complex="Times New Roman2" style:font-size-complex="14pt"/>
    </style:style>
    <style:style style:name="T44" style:family="text">
      <style:text-properties officeooo:rsid="085fae65" style:font-name-complex="Times New Roman2" style:font-size-complex="14pt"/>
    </style:style>
    <style:style style:name="T45" style:family="text">
      <style:text-properties officeooo:rsid="08626be4" style:font-name-complex="Times New Roman2" style:font-size-complex="14pt"/>
    </style:style>
    <style:style style:name="T46" style:family="text">
      <style:text-properties officeooo:rsid="085e3e44"/>
    </style:style>
    <style:style style:name="T47" style:family="text">
      <style:text-properties officeooo:rsid="08637215"/>
    </style:style>
    <style:style style:name="T48" style:family="text">
      <style:text-properties officeooo:rsid="086517c8"/>
    </style:style>
    <style:style style:name="T49" style:family="text">
      <style:text-properties officeooo:rsid="0869219f"/>
    </style:style>
    <style:style style:name="T50" style:family="text">
      <style:text-properties officeooo:rsid="0869f431"/>
    </style:style>
    <style:style style:name="T51" style:family="text">
      <style:text-properties officeooo:rsid="086bed1c"/>
    </style:style>
    <style:style style:name="T52" style:family="text">
      <style:text-properties officeooo:rsid="086d3e8e"/>
    </style:style>
    <style:style style:name="T53" style:family="text">
      <style:text-properties officeooo:rsid="0870596d"/>
    </style:style>
    <style:style style:name="T54" style:family="text">
      <style:text-properties officeooo:rsid="087221bf"/>
    </style:style>
    <style:style style:name="T55" style:family="text">
      <style:text-properties officeooo:rsid="08740c29"/>
    </style:style>
    <style:style style:name="T56" style:family="text">
      <style:text-properties officeooo:rsid="0876df18"/>
    </style:style>
    <style:style style:name="T57" style:family="text">
      <style:text-properties officeooo:rsid="08787736"/>
    </style:style>
    <style:style style:name="T58" style:family="text">
      <style:text-properties officeooo:rsid="087a5b28"/>
    </style:style>
    <style:style style:name="T59" style:family="text">
      <style:text-properties officeooo:rsid="087b7fa7"/>
    </style:style>
    <style:style style:name="T60" style:family="text">
      <style:text-properties officeooo:rsid="087d3ea9"/>
    </style:style>
    <style:style style:name="T61" style:family="text">
      <style:text-properties officeooo:rsid="087e8d25"/>
    </style:style>
    <style:style style:name="T62" style:family="text">
      <style:text-properties officeooo:rsid="08819e44"/>
    </style:style>
    <style:style style:name="T63" style:family="text">
      <style:text-properties officeooo:rsid="088248e8"/>
    </style:style>
    <style:style style:name="T64" style:family="text">
      <style:text-properties officeooo:rsid="0882f5a3"/>
    </style:style>
    <style:style style:name="T65" style:family="text">
      <style:text-properties officeooo:rsid="08836b4e"/>
    </style:style>
    <style:style style:name="T66" style:family="text">
      <style:text-properties officeooo:rsid="08854e04"/>
    </style:style>
    <style:style style:name="T67" style:family="text">
      <style:text-properties officeooo:rsid="088559c9"/>
    </style:style>
    <style:style style:name="T68" style:family="text">
      <style:text-properties officeooo:rsid="088708d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37" loext:marker-style-name="T1"><text:span text:style-name="T2">Федеральное государственное автономное образовательное учреждение высшего образования </text:span><text:span text:style-name="Strong_20_Emphasis"><text:span text:style-name="T3">«Национальный исследовательский университет ИТМО»</text:span></text:span></text:p>
      <text:p text:style-name="P36" loext:marker-style-name="T1"><text:span text:style-name="T1">Факультет Программной Инженерии и Компьютерной Техники</text:span></text:p>
      <text:p text:style-name="P4">Лабораторная работа по основам профессиональной деятельности №<text:span text:style-name="T28">6</text:span></text:p>
      <text:p text:style-name="P3">Вариант 15<text:span text:style-name="T29">666</text:span></text:p>
      <text:p text:style-name="P5">Выполнил: Снагин Станислав Максимович</text:p>
      <text:p text:style-name="P7"><text:span text:style-name="T4">Проверил: </text:span>Блохина Елена Николаевна</text:p>
      <text:p text:style-name="P6">Группа: Р3115</text:p>
      <text:p text:style-name="P2">Санкт Петербург 202<text:span text:style-name="T5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8"><text:a xlink:type="simple" xlink:href="#__RefHeading___Toc3867_2985257696" text:style-name="Index_20_Link" text:visited-style-name="Index_20_Link">Задания и цели работы<text:tab/>3</text:a></text:p>
          <text:p text:style-name="P9"><text:a xlink:type="simple" xlink:href="#__RefHeading___Toc10225_2376174330" text:style-name="Index_20_Link" text:visited-style-name="Index_20_Link">Задание<text:tab/>3</text:a></text:p>
          <text:p text:style-name="P9"><text:a xlink:type="simple" xlink:href="#__RefHeading___Toc10227_2376174330" text:style-name="Index_20_Link" text:visited-style-name="Index_20_Link">Цель работы<text:tab/>3</text:a></text:p>
          <text:p text:style-name="P8"><text:a xlink:type="simple" xlink:href="#__RefHeading___Toc10229_2376174330" text:style-name="Index_20_Link" text:visited-style-name="Index_20_Link">Ход работы<text:tab/>4</text:a></text:p>
          <text:p text:style-name="P9"><text:a xlink:type="simple" xlink:href="#__RefHeading___Toc10231_2376174330" text:style-name="Index_20_Link" text:visited-style-name="Index_20_Link">Программа<text:tab/>4</text:a></text:p>
          <text:p text:style-name="P10"><text:a xlink:type="simple" xlink:href="#__RefHeading___Toc5943_691564783" text:style-name="Index_20_Link" text:visited-style-name="Index_20_Link">Ассемблер<text:tab/>4</text:a></text:p>
          <text:p text:style-name="P10"><text:a xlink:type="simple" xlink:href="#__RefHeading___Toc5945_691564783" text:style-name="Index_20_Link" text:visited-style-name="Index_20_Link">Команды<text:tab/>5</text:a></text:p>
          <text:p text:style-name="P10"><text:a xlink:type="simple" xlink:href="#__RefHeading___Toc5947_691564783" text:style-name="Index_20_Link" text:visited-style-name="Index_20_Link">Данные<text:tab/>6</text:a></text:p>
          <text:p text:style-name="P10"><text:a xlink:type="simple" xlink:href="#__RefHeading___Toc10233_2376174330" text:style-name="Index_20_Link" text:visited-style-name="Index_20_Link">Слово и его различные кодировки<text:tab/>7</text:a></text:p>
          <text:p text:style-name="P11"><text:a xlink:type="simple" xlink:href="#__RefHeading___Toc5949_691564783" text:style-name="Index_20_Link" text:visited-style-name="Index_20_Link">Слово<text:tab/>7</text:a></text:p>
          <text:p text:style-name="P11"><text:a xlink:type="simple" xlink:href="#__RefHeading___Toc5951_691564783" text:style-name="Index_20_Link" text:visited-style-name="Index_20_Link">Кодировки<text:tab/>7</text:a></text:p>
          <text:p text:style-name="P10"><text:a xlink:type="simple" xlink:href="#__RefHeading___Toc10235_2376174330" text:style-name="Index_20_Link" text:visited-style-name="Index_20_Link">Назначение программы и реализуемая ею функция<text:tab/>7</text:a></text:p>
          <text:p text:style-name="P10"><text:a xlink:type="simple" xlink:href="#__RefHeading___Toc14656_691564783" text:style-name="Index_20_Link" text:visited-style-name="Index_20_Link">Описание и назначение исходных данных<text:tab/>7</text:a></text:p>
          <text:p text:style-name="P11"><text:a xlink:type="simple" xlink:href="#__RefHeading___Toc10239_2376174330" text:style-name="Index_20_Link" text:visited-style-name="Index_20_Link">Область представления<text:tab/>7</text:a></text:p>
          <text:p text:style-name="P11"><text:a xlink:type="simple" xlink:href="#__RefHeading___Toc10241_2376174330" text:style-name="Index_20_Link" text:visited-style-name="Index_20_Link">Область допустимых значений<text:tab/>8</text:a></text:p>
          <text:p text:style-name="P10"><text:a xlink:type="simple" xlink:href="#__RefHeading___Toc10243_2376174330" text:style-name="Index_20_Link" text:visited-style-name="Index_20_Link">Расположение в памяти ЭВМ программы, подпрограмм и программных комплексов, исходных данных и результатов<text:tab/>8</text:a></text:p>
          <text:p text:style-name="P11"><text:a xlink:type="simple" xlink:href="#__RefHeading___Toc6899_691564783" text:style-name="Index_20_Link" text:visited-style-name="Index_20_Link">Подпрограммы<text:tab/>8</text:a></text:p>
          <text:p text:style-name="P9"><text:a xlink:type="simple" xlink:href="#__RefHeading___Toc10231_2376174330%20%D0%9A%D0%BE%D0%BF%D0%B8%D1%8F%201" text:style-name="Index_20_Link" text:visited-style-name="Index_20_Link">Дополнительное задание<text:tab/>9</text:a></text:p>
          <text:p text:style-name="P9"><text:a xlink:type="simple" xlink:href="#__RefHeading___Toc10245_2376174330" text:style-name="Index_20_Link" text:visited-style-name="Index_20_Link">Трассировка программы<text:tab/>12</text:a></text:p>
          <text:p text:style-name="P8"><text:a xlink:type="simple" xlink:href="#__RefHeading___Toc10247_2376174330" text:style-name="Index_20_Link" text:visited-style-name="Index_20_Link">Заключение<text:tab/>17</text:a></text:p>
        </text:index-body>
      </text:table-of-content>
      <text:h text:style-name="P38" text:outline-level="1"/>
      <text:h text:style-name="P39" text:outline-level="1"/>
      <text:h text:style-name="P40" text:outline-level="1"><text:bookmark-start text:name="__RefHeading___Toc3867_2985257696"/>Задани<text:span text:style-name="T6">я</text:span> и цели работы<text:bookmark-end text:name="__RefHeading___Toc3867_2985257696"/></text:h>
      <text:h text:style-name="P41" text:outline-level="2"><text:bookmark-start text:name="__RefHeading___Toc10225_2376174330"/>Задание<text:bookmark-end text:name="__RefHeading___Toc10225_2376174330"/></text:h>
      <text:p text:style-name="Text_20_body">По выданному преподавателем варианту разработать и исследовать работу комплекса программ обмена данными в режиме прерывания программы. Основная программа должна изменять содержимое заданной ячейки памяти (Х), которое должно быть представлено как знаковое число. Область допустимых значений изменения Х должна быть ограничена заданной функцией F(X) и конструктивными особенностями регистра данных ВУ (8-ми битное знаковое представление). Программа обработки прерывания должна выводить на ВУ модифицированное значение Х в соответствии с вариантом задания, а также игнорировать все необрабатываемые прерывания.</text:p>
      <text:p text:style-name="P32"><text:span text:style-name="T31">Номер варианта: 156</text:span><text:span text:style-name="T30">66</text:span></text:p>
      <text:section text:style-name="Sect2" text:name="_csbasengportletlab6_WAR_csbasengportlet_textBlock">
        <text:list text:style-name="L1">
          <text:list-item>
            <text:p text:style-name="P49">Основная программа должна уменьшать на 2 содержимое X (ячейки памяти с адресом 051<text:span text:style-name="T7">16</text:span>) в цикле. </text:p>
          </text:list-item>
          <text:list-item>
            <text:p text:style-name="P50">Обработчик прерывания должен по нажатию кнопки готовности ВУ-3 осуществлять вывод результата вычисления функции F(X)=-3X-10 на данное ВУ, a по нажатию кнопки готовности ВУ-2 выполнить операцию побитового 'Исключающее ИЛИ' содержимого РД данного ВУ и Х, результат записать в Х </text:p>
          </text:list-item>
          <text:list-item>
            <text:p text:style-name="P48">Если Х оказывается вне ОДЗ при выполнении любой операции по его изменению, то необходимо в Х записать максимальное по ОДЗ число. </text:p>
          </text:list-item>
        </text:list>
      </text:section>
      <text:p text:style-name="P33"/>
      <text:h text:style-name="Heading_20_2" text:outline-level="2"><text:bookmark-start text:name="__RefHeading___Toc10227_2376174330"/>Цель работы<text:bookmark-end text:name="__RefHeading___Toc10227_2376174330"/></text:h>
      <text:p text:style-name="P34">Изучение организации системы процесса прерывания программы и исследования порядка функционирования ЭВМ при обмене данными в режиме прерывания программы.</text:p>
      <text:h text:style-name="P40" text:outline-level="1"><text:bookmark-start text:name="__RefHeading___Toc10229_2376174330"/>Ход работы<text:bookmark-end text:name="__RefHeading___Toc10229_2376174330"/></text:h>
      <text:h text:style-name="Heading_20_2" text:outline-level="2"><text:bookmark-start text:name="__RefHeading___Toc10231_2376174330"/><text:span text:style-name="T8">П</text:span>рограмма<text:bookmark-end text:name="__RefHeading___Toc10231_2376174330"/></text:h>
      <text:h text:style-name="P44" text:outline-level="3"><text:bookmark-start text:name="__RefHeading___Toc5943_691564783"/>Ассемблер<text:bookmark-end text:name="__RefHeading___Toc5943_691564783"/>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ORG 0x000</text:p>
            <text:p text:style-name="P12"/>
            <text:p text:style-name="P12">V0: WORD $DEFAULT, 0x180</text:p>
            <text:p text:style-name="P12">V1: WORD $DEFAULT, 0x180</text:p>
            <text:p text:style-name="P12">V2: WORD $INTERRUPT_2, 0x180</text:p>
            <text:p text:style-name="P12">V3: WORD $INTERRUPT_3, 0x180</text:p>
            <text:p text:style-name="P12">V4: WORD $DEFAULT, 0x180</text:p>
            <text:p text:style-name="P12">V5: WORD $DEFAULT, 0x180</text:p>
            <text:p text:style-name="P12">V6: WORD $DEFAULT, 0x180</text:p>
            <text:p text:style-name="P12">V7: WORD $DEFAULT, 0x180</text:p>
            <text:p text:style-name="P12"/>
            <text:p text:style-name="P12">ORG 0x080</text:p>
            <text:p text:style-name="P12"/>
            <text:p text:style-name="P12">START:</text:p>
            <text:p text:style-name="P12"><text:s text:c="4"/>CLA</text:p>
            <text:p text:style-name="P12"><text:s text:c="4"/>OUT 0x1</text:p>
            <text:p text:style-name="P12"><text:s text:c="4"/>OUT 0x3</text:p>
            <text:p text:style-name="P12"><text:s text:c="4"/>OUT 0xB</text:p>
            <text:p text:style-name="P12"><text:s text:c="4"/>OUT 0xE</text:p>
            <text:p text:style-name="P12"><text:s text:c="4"/>OUT 0x12</text:p>
            <text:p text:style-name="P12"><text:s text:c="4"/>OUT 0x16</text:p>
            <text:p text:style-name="P12"><text:s text:c="4"/>OUT 0x1A</text:p>
            <text:p text:style-name="P12"><text:s text:c="4"/>OUT 0x1E</text:p>
            <text:p text:style-name="P12"><text:s text:c="4"/>LD #0xA</text:p>
            <text:p text:style-name="P12"><text:s text:c="4"/>OUT 5</text:p>
            <text:p text:style-name="P12"><text:s text:c="4"/>LD #0xB</text:p>
            <text:p text:style-name="P12"><text:s text:c="4"/>OUT 7</text:p>
            <text:p text:style-name="P12"><text:s text:c="4"/>EI</text:p>
            <text:p text:style-name="P12">MAIN_LOOP:</text:p>
            <text:p text:style-name="P12"><text:s text:c="4"/>DI</text:p>
            <text:p text:style-name="P12"><text:s text:c="4"/>LD X</text:p>
            <text:p text:style-name="P12"><text:s text:c="4"/>SUB #2</text:p>
            <text:p text:style-name="P12"><text:s text:c="4"/>CALL SAFE_VALUE</text:p>
            <text:p text:style-name="P12"><text:s text:c="4"/>ST X</text:p>
            <text:p text:style-name="P12"><text:s text:c="4"/>EI</text:p>
            <text:p text:style-name="P12"><text:s text:c="4"/>JUMP MAIN_LOOP</text:p>
            <text:p text:style-name="P12"/>
            <text:p text:style-name="P12">SAFE_VALUE:</text:p>
            <text:p text:style-name="P12"><text:s text:c="4"/>CMP MIN_VALUE</text:p>
            <text:p text:style-name="P12"><text:s text:c="4"/>BGE VALUE_OK</text:p>
            <text:p text:style-name="P12"><text:s text:c="4"/>LD MAX_VALUE</text:p>
            <text:p text:style-name="P12">VALUE_OK:</text:p>
            <text:p text:style-name="P12"><text:s text:c="4"/>RET</text:p>
            <text:p text:style-name="P12"/>
            <text:p text:style-name="P12">XOR_X:</text:p>
            <text:p text:style-name="P12"><text:s text:c="4"/>PUSH ;~x</text:p>
            <text:p text:style-name="P12"><text:s text:c="4"/>PUSH ;~y</text:p>
            <text:p text:style-name="P12"/>
            <text:p text:style-name="P12"><text:s text:c="4"/>LD X</text:p>
            <text:p text:style-name="P12"><text:s text:c="4"/>NOT</text:p>
            <text:p text:style-name="P12"><text:soft-page-break/><text:s text:c="4"/>ST &amp;1</text:p>
            <text:p text:style-name="P12"/>
            <text:p text:style-name="P12"><text:s text:c="4"/>LD &amp;3</text:p>
            <text:p text:style-name="P12"><text:s text:c="4"/>NOT</text:p>
            <text:p text:style-name="P12"><text:s text:c="4"/>ST &amp;0</text:p>
            <text:p text:style-name="P12"/>
            <text:p text:style-name="P12"><text:s text:c="4"/>LD X</text:p>
            <text:p text:style-name="P12"><text:s text:c="4"/>AND &amp;0</text:p>
            <text:p text:style-name="P12"><text:s text:c="4"/>ST &amp;0</text:p>
            <text:p text:style-name="P12"/>
            <text:p text:style-name="P12"><text:s text:c="4"/>LD &amp;1</text:p>
            <text:p text:style-name="P12"><text:s text:c="4"/>AND &amp;3</text:p>
            <text:p text:style-name="P12"><text:s text:c="4"/>ST &amp;1</text:p>
            <text:p text:style-name="P12"/>
            <text:p text:style-name="P12"><text:s text:c="4"/>LD &amp;0</text:p>
            <text:p text:style-name="P12"><text:s text:c="4"/>OR &amp;1</text:p>
            <text:p text:style-name="P12"><text:s text:c="4"/>ST &amp;3</text:p>
            <text:p text:style-name="P12"/>
            <text:p text:style-name="P12"><text:s text:c="4"/>POP</text:p>
            <text:p text:style-name="P12"><text:s text:c="4"/>POP</text:p>
            <text:p text:style-name="P12"><text:s text:c="4"/>RET</text:p>
            <text:p text:style-name="P12"/>
            <text:p text:style-name="P12">INTERRUPT_2:</text:p>
            <text:p text:style-name="P12"><text:s text:c="4"/>PUSH</text:p>
            <text:p text:style-name="P12"><text:tab/></text:p>
            <text:p text:style-name="P12"><text:s text:c="4"/>IN 4</text:p>
            <text:p text:style-name="P12"><text:s text:c="4"/>PUSH</text:p>
            <text:p text:style-name="P12"><text:s text:c="4"/>CALL XOR_X</text:p>
            <text:p text:style-name="P12"><text:s text:c="4"/>POP</text:p>
            <text:p text:style-name="P12"><text:s text:c="4"/>CALL SAFE_VALUE</text:p>
            <text:p text:style-name="P12"><text:s text:c="4"/>ST X</text:p>
            <text:p text:style-name="P12"><text:s text:c="4"/>POP</text:p>
            <text:p text:style-name="P12"><text:s text:c="4"/>IRET</text:p>
            <text:p text:style-name="P12"/>
            <text:p text:style-name="P12">INTERRUPT_3:</text:p>
            <text:p text:style-name="P12"><text:s text:c="4"/>PUSH</text:p>
            <text:p text:style-name="P12"><text:s text:c="4"/>LD X</text:p>
            <text:p text:style-name="P12"><text:s text:c="4"/>ADD X</text:p>
            <text:p text:style-name="P12"><text:s text:c="4"/>ADD X</text:p>
            <text:p text:style-name="P12"><text:s text:c="4"/>NEG</text:p>
            <text:p text:style-name="P12"><text:s text:c="4"/>SUB #10</text:p>
            <text:p text:style-name="P12"><text:s text:c="4"/>CALL SAFE_VALUE</text:p>
            <text:p text:style-name="P12"><text:s text:c="4"/>OUT 6</text:p>
            <text:p text:style-name="P12"><text:s text:c="4"/>POP</text:p>
            <text:p text:style-name="P12"><text:s text:c="4"/>IRET</text:p>
            <text:p text:style-name="P12"/>
            <text:p text:style-name="P12">DEFAULT:</text:p>
            <text:p text:style-name="P12"><text:s text:c="4"/>IRET</text:p>
            <text:p text:style-name="P12"/>
            <text:p text:style-name="P12">MIN_VALUE: WORD -<text:span text:style-name="T47">45</text:span></text:p>
            <text:p text:style-name="P12">MAX_VALUE: WORD <text:span text:style-name="T47">39</text:span></text:p>
            <text:p text:style-name="P12"/>
            <text:p text:style-name="P12">ORG 0x051</text:p>
            <text:p text:style-name="P12"/>
            <text:p text:style-name="P12">X: WORD 0</text:p>
          </table:table-cell>
        </table:table-row>
      </table:table>
      <text:p text:style-name="P56"/>
      <text:h text:style-name="Heading_20_3" text:outline-level="3"><text:bookmark-start text:name="__RefHeading___Toc10235_2376174330"/><text:soft-page-break/>Назначение программы <text:span text:style-name="T33">и комплекса подпрограмм</text:span><text:bookmark-end text:name="__RefHeading___Toc10235_2376174330"/></text:h>
      <text:p text:style-name="P51"><text:bookmark-start text:name="__RefHeading___Toc5953_691564783"/>Программа уменьшает значение ячейки 0x051 (X) на -2 <text:span text:style-name="T32">в цикле. </text:span><text:span text:style-name="T34">Выполнение может быть прервано ВУ-2 или ВУ-3 по нажатию «Готов».</text:span><text:bookmark-end text:name="__RefHeading___Toc5953_691564783"/></text:p>
      <text:p text:style-name="P52">Подпрограмма START — <text:span text:style-name="T34">изначальная инициализация </text:span><text:span text:style-name="T35">(запрет прерываний, загрузка векторов в MR)</text:span></text:p>
      <text:p text:style-name="P52">Подпр<text:span text:style-name="T35">ограмма MAIN_LOOP — основной цикл, где проис</text:span><text:span text:style-name="T36">ходит уменьшение значения</text:span></text:p>
      <text:p text:style-name="P53">SAFE_VALUE — сохранение значения в ячейку памяти в соответствии с ОДЗ.</text:p>
      <text:p text:style-name="P54">XOR_X -- <text:s/>функция, которая возвращает результат побитового исключающего ИЛИ с X и значением DR у ВУ-2</text:p>
      <text:p text:style-name="P55">INTERRUPT_2 — обработчик прерывания ВУ-2. Вызывает функцию XOR_X</text:p>
      <text:p text:style-name="P57"><text:span text:style-name="T37">INTERRUPT_3 — обработчик прерывания ВУ-3. Выводит результат вычисления функции F(x) = -3X — 10 (вызывает SAFE_VALUE)</text:span></text:p>
      <text:h text:style-name="Heading_20_4" text:outline-level="4"><text:bookmark-start text:name="__RefHeading___Toc10239_2376174330"/>Область представления<text:bookmark-end text:name="__RefHeading___Toc10239_2376174330"/></text:h>
      <text:p text:style-name="P47">Переменная X — знаковое число [-2^15; 2^15 — 1]</text:p>
      <text:p text:style-name="P47">Константа MIN_VALUE — минимальное значение для X по ОДЗ — представлено знаковым числом [-2^15; 2^15 — 1]</text:p>
      <text:p text:style-name="P47">Константа MAX_VALUE — максимальное значение для X по ОДЗ — представлено знаковым числом [-2^15; 2^15 - 1]</text:p>
      <text:p text:style-name="P29"/>
      <text:h text:style-name="Heading_20_4" text:outline-level="4"><text:bookmark-start text:name="__RefHeading___Toc10241_2376174330"/>Область допустимых значений<text:bookmark-end text:name="__RefHeading___Toc10241_2376174330"/></text:h>
      <text:p text:style-name="P58">Функция <text:span text:style-name="T38">F(X) принимает значения </text:span>[-<text:span text:style-name="T38">2^7</text:span>, <text:span text:style-name="T38">2^7-1</text:span><text:span text:style-name="T26">], так как выводит их на </text:span><text:span text:style-name="T38">8-ми разрядный регистр ВУ. Соответственно:</text:span></text:p>
      <text:p text:style-name="P59">-<text:span text:style-name="T39">2^7 </text:span><text:span text:style-name="T41">≤ -3X — 10 ≤ </text:span><text:span text:style-name="T42">2^7 - 1</text:span></text:p>
      <text:p text:style-name="P60">-<text:span text:style-name="T46">2^7 + 10 </text:span><text:span text:style-name="T43">≤ -3X ≤ 2^7 + 9</text:span></text:p>
      <text:p text:style-name="P62"><text:span text:style-name="T43">-</text:span><text:span text:style-name="T40">118 </text:span><text:span text:style-name="T43">≤ -</text:span><text:span text:style-name="T40">3X </text:span><text:span text:style-name="T43">≤ </text:span><text:span text:style-name="T40">137; <text:s/>так как X — целое число, то -4</text:span><text:span text:style-name="T45">5</text:span><text:span text:style-name="T40"> </text:span><text:span text:style-name="T43">≤ </text:span><text:span text:style-name="T44">X </text:span><text:span text:style-name="T43">≤ </text:span><text:span text:style-name="T44">39</text:span></text:p>
      <text:p text:style-name="P61"><text:span text:style-name="T40"/></text:p>
      <text:h text:style-name="Heading_20_3" text:outline-level="3"><text:bookmark-start text:name="__RefHeading___Toc10243_2376174330"/>Расположение в памяти ЭВМ программы, <text:span text:style-name="T11">подпрограмм и программных комплексов</text:span>, исходных данных и результатов<text:bookmark-end text:name="__RefHeading___Toc10243_2376174330"/></text:h>
      <text:p text:style-name="P63">Векторы прерываний: <text:span text:style-name="T51">[</text:span><text:span text:style-name="T48">0x000; 0x00F</text:span><text:span text:style-name="T51">]</text:span></text:p>
      <text:p text:style-name="P64">Программа и её комплекс подпрогра<text:span text:style-name="T49">мм: </text:span><text:span text:style-name="T51">[</text:span><text:span text:style-name="T49">0x</text:span><text:span text:style-name="T51">080; </text:span><text:span text:style-name="T53">0x0C</text:span><text:span text:style-name="T54">0</text:span><text:span text:style-name="T52">]</text:span><text:span text:style-name="T51"> </text:span></text:p>
      <text:p text:style-name="P64">Данные программы: <text:span text:style-name="T49">0x</text:span><text:span text:style-name="T50">051 и [</text:span><text:span text:style-name="T55">0x0C1; 0x0C2</text:span><text:span text:style-name="T50">]</text:span></text:p>
      <text:h text:style-name="P45" text:outline-level="4"><text:bookmark-start text:name="__RefHeading___Toc6899_691564783 Копия 1"/><text:soft-page-break/>Подпрограммы<text:bookmark-end text:name="__RefHeading___Toc6899_691564783 Копия 1"/></text:h>
      <text:p text:style-name="P65">Подпрограмма START: [<text:span text:style-name="T56">0x080</text:span>; 0x08D]</text:p>
      <text:p text:style-name="P65">Под<text:span text:style-name="T57">программа MAIN_LOOP: [0x08E; </text:span><text:span text:style-name="T58">0x094]</text:span></text:p>
      <text:p text:style-name="P65">Подпрограмма <text:span text:style-name="T59">SAFE_VALUE: [</text:span><text:span text:style-name="T60">0x095</text:span><text:span text:style-name="T59">; 0x098]</text:span></text:p>
      <text:p text:style-name="P65">Подпро<text:span text:style-name="T61">грамма </text:span><text:span text:style-name="T62">XOR_X: [</text:span><text:span text:style-name="T63">0x</text:span><text:span text:style-name="T64">0</text:span><text:span text:style-name="T63">99; 0x0AC]</text:span></text:p>
      <text:p text:style-name="P66">Подпрограмма INTERRUPT_2: <text:span text:style-name="T65">[</text:span>0xAD; <text:span text:style-name="T66">0x0B5]</text:span></text:p>
      <text:p text:style-name="P67">Подпрограмма INTERRUPT_<text:span text:style-name="T66">3</text:span>: <text:span text:style-name="T65">[</text:span>0x<text:span text:style-name="T67">0B6</text:span>; <text:span text:style-name="T66">0x0</text:span><text:span text:style-name="T68">BF</text:span><text:span text:style-name="T66">]</text:span></text:p>
      <text:p text:style-name="P68"/>
      <text:h text:style-name="P42" text:outline-level="2"/>
      <text:h text:style-name="P43" text:outline-level="2"><text:bookmark-start text:name="__RefHeading___Toc10231_2376174330 Копия 1"/>Дополнительное задание<text:bookmark-end text:name="__RefHeading___Toc10231_2376174330 Копия 1"/></text:h>
      <text:p text:style-name="P31"/>
      <text:p text:style-name="P30">Что надо сделать?</text:p>
      <text:p text:style-name="P30">Написать программу, которая вводит данные с ВУ-9, а выводит на текстовый принтер <text:span text:style-name="T27">ВУ-5</text:span> в обратном порядке.</text:p>
      <text:p text:style-name="P30">Все остальное согласно заданию.</text:p>
      <text:p text:style-name="P30">СТОП_СИМВОЛ 0</text:p>
      <text:p text:style-name="P31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2"><text:bookmark-start text:name="__DdeLink__11053_115313966"/><text:bookmark-start text:name="__DdeLink__11080_115313966"/><text:bookmark-start text:name="__DdeLink__11068_115313966"/>ORG 0x47B</text:p>
            <text:p text:style-name="P12">START:</text:p>
            <text:p text:style-name="P12"><text:s text:c="4"/>LD START_ADDR</text:p>
            <text:p text:style-name="P12"><text:s text:c="4"/>ST CURRENT_ADDR</text:p>
            <text:p text:style-name="P12"/>
            <text:p text:style-name="P12"><text:s text:c="4"/>LD STOP_CHAR</text:p>
            <text:p text:style-name="P12"><text:s text:c="4"/>CALL STORE_LOW</text:p>
            <text:p text:style-name="P12"><text:s text:c="4"/>JUMP EVEN_CHAR</text:p>
            <text:p text:style-name="P12"/>
            <text:p text:style-name="P12">ODD_CHAR:</text:p>
            <text:p text:style-name="P12"><text:s text:c="4"/>CALL READ_CHAR</text:p>
            <text:p text:style-name="P12"><text:s text:c="4"/>CALL STORE_LOW</text:p>
            <text:p text:style-name="P12"><text:s text:c="4"/>CMP STOP_CHAR</text:p>
            <text:p text:style-name="P12"><text:s text:c="4"/>BEQ EVEN_CHAR_LOAD</text:p>
            <text:p text:style-name="P12"/>
            <text:p text:style-name="P12">EVEN_CHAR:</text:p>
            <text:p text:style-name="P12"><text:s text:c="4"/>CALL READ_CHAR</text:p>
            <text:p text:style-name="P12"><text:s text:c="4"/>CALL STORE_HIGH</text:p>
            <text:p text:style-name="P12"><text:s text:c="4"/>CMP STOP_CHAR</text:p>
            <text:p text:style-name="P12"><text:s text:c="4"/>BEQ ODD_CHAR_LOAD </text:p>
            <text:p text:style-name="P12"><text:s text:c="4"/>CALL ADJUST_CURRENT_ADDR_INC</text:p>
            <text:p text:style-name="P12"><text:s text:c="4"/>JUMP ODD_CHAR</text:p>
            <text:p text:style-name="P12"/>
            <text:p text:style-name="P12">ODD_CHAR_LOAD:</text:p>
            <text:p text:style-name="P12"><text:s text:c="4"/>CALL LOAD_LOW</text:p>
            <text:p text:style-name="P12"><text:s text:c="4"/>CMP STOP_CHAR</text:p>
            <text:p text:style-name="P12"><text:s text:c="4"/>BEQ EXIT</text:p>
            <text:p text:style-name="P12"><text:s text:c="4"/>CALL TRANSFORM_CHAR</text:p>
            <text:p text:style-name="P12"><text:s text:c="4"/>CALL WRITE_CHAR</text:p>
            <text:p text:style-name="P12"/>
            <text:p text:style-name="P12">EVEN_CHAR_LOAD:</text:p>
            <text:p text:style-name="P12"><text:s text:c="4"/>CALL ADJUST_CURRENT_ADDR_DEC</text:p>
            <text:p text:style-name="P12"><text:s text:c="4"/>CALL LOAD_HIGH</text:p>
            <text:p text:style-name="P12"><text:s text:c="4"/>CMP STOP_CHAR</text:p>
            <text:p text:style-name="P12"><text:s text:c="4"/>BEQ EXIT</text:p>
            <text:p text:style-name="P12"><text:s text:c="4"/>CALL TRANSFORM_CHAR</text:p>
            <text:p text:style-name="P12"><text:s text:c="4"/>CALL WRITE_CHAR</text:p>
            <text:p text:style-name="P12"><text:s text:c="4"/>JUMP ODD_CHAR_LOAD</text:p>
            <text:p text:style-name="P12"/>
            <text:p text:style-name="P12">EXIT:</text:p>
            <text:p text:style-name="P12"><text:s text:c="4"/>HLT</text:p>
            <text:p text:style-name="P12"><text:s text:c="4"/>JUMP START</text:p>
            <text:p text:style-name="P12"/>
            <text:p text:style-name="P12"><text:soft-page-break/>TRANSFORM_CHAR:</text:p>
            <text:p text:style-name="P12"><text:s text:c="4"/>CMP CHAR_MINUS</text:p>
            <text:p text:style-name="P12"><text:s text:c="4"/>BEQ SET_CHAR_MINUS</text:p>
            <text:p text:style-name="P12"><text:s text:c="4"/>CMP CHAR_PLUS</text:p>
            <text:p text:style-name="P12"><text:s text:c="4"/>BEQ SET_CHAR_PLUS</text:p>
            <text:p text:style-name="P12"><text:s text:c="4"/>CMP CHAR_SLASH</text:p>
            <text:p text:style-name="P12"><text:s text:c="4"/>BEQ SET_CHAR_SLASH</text:p>
            <text:p text:style-name="P12"><text:s text:c="4"/>CMP CHAR_STAR</text:p>
            <text:p text:style-name="P12"><text:s text:c="4"/>BEQ SET_CHAR_STAR</text:p>
            <text:p text:style-name="P12"><text:s text:c="4"/>CMP CHAR_DOT</text:p>
            <text:p text:style-name="P12"><text:s text:c="4"/>BEQ SET_CHAR_DOT</text:p>
            <text:p text:style-name="P12"><text:s text:c="4"/>CMP CHAR_EQUALS</text:p>
            <text:p text:style-name="P12"><text:s text:c="4"/>BEQ SET_CHAR_EQUALS</text:p>
            <text:p text:style-name="P12"><text:s text:c="4"/>ADD #0x30</text:p>
            <text:p text:style-name="P12"><text:s text:c="4"/>RET</text:p>
            <text:p text:style-name="P12"/>
            <text:p text:style-name="P12">SET_CHAR_MINUS:</text:p>
            <text:p text:style-name="P12"><text:s text:c="4"/>LD #0x2D</text:p>
            <text:p text:style-name="P12"><text:s text:c="4"/>RET</text:p>
            <text:p text:style-name="P12"><text:s text:c="4"/></text:p>
            <text:p text:style-name="P12">SET_CHAR_PLUS:</text:p>
            <text:p text:style-name="P12"><text:s text:c="4"/>LD #0x2B</text:p>
            <text:p text:style-name="P12"><text:s text:c="4"/>RET</text:p>
            <text:p text:style-name="P12"/>
            <text:p text:style-name="P12">SET_CHAR_SLASH:</text:p>
            <text:p text:style-name="P12"><text:s text:c="4"/>LD #0x2F</text:p>
            <text:p text:style-name="P12"><text:s text:c="4"/>RET</text:p>
            <text:p text:style-name="P12"/>
            <text:p text:style-name="P12">SET_CHAR_STAR:</text:p>
            <text:p text:style-name="P12"><text:s text:c="4"/>LD #0x2A</text:p>
            <text:p text:style-name="P12"><text:s text:c="4"/>RET</text:p>
            <text:p text:style-name="P12"/>
            <text:p text:style-name="P12">SET_CHAR_DOT:</text:p>
            <text:p text:style-name="P12"><text:s text:c="4"/>LD #0x2E</text:p>
            <text:p text:style-name="P12"><text:s text:c="4"/>RET</text:p>
            <text:p text:style-name="P12"/>
            <text:p text:style-name="P12">SET_CHAR_EQUALS:</text:p>
            <text:p text:style-name="P12"><text:s text:c="4"/>LD #0x3D</text:p>
            <text:p text:style-name="P12"><text:s text:c="4"/>RET</text:p>
            <text:p text:style-name="P12"/>
            <text:p text:style-name="P12">ADJUST_CURRENT_ADDR_INC:</text:p>
            <text:p text:style-name="P12"><text:s text:c="4"/>LD (CURRENT_ADDR)+</text:p>
            <text:p text:style-name="P12"><text:s text:c="4"/>RET</text:p>
            <text:p text:style-name="P12"/>
            <text:p text:style-name="P12">ADJUST_CURRENT_ADDR_DEC:</text:p>
            <text:p text:style-name="P12"><text:s text:c="4"/>LD -(CURRENT_ADDR)</text:p>
            <text:p text:style-name="P12"><text:s text:c="4"/>RET</text:p>
            <text:p text:style-name="P12"/>
            <text:p text:style-name="P12">STORE_HIGH: ; Сохранить верхнюю часть</text:p>
            <text:p text:style-name="P12"><text:s text:c="4"/>SWAB</text:p>
            <text:p text:style-name="P12"><text:s text:c="4"/>PUSH</text:p>
            <text:p text:style-name="P12"><text:s text:c="4"/>LD (CURRENT_ADDR)</text:p>
            <text:p text:style-name="P12"><text:s text:c="4"/>AND MASK_LOW</text:p>
            <text:p text:style-name="P12"><text:s text:c="4"/>OR &amp;0</text:p>
            <text:p text:style-name="P12"><text:s text:c="4"/>ST (CURRENT_ADDR)</text:p>
            <text:p text:style-name="P12"><text:s text:c="4"/>POP</text:p>
            <text:p text:style-name="P12"><text:s text:c="4"/>RET</text:p>
            <text:p text:style-name="P12"/>
            <text:p text:style-name="P12"><text:soft-page-break/>STORE_LOW: ; Сохранить нижнюю часть</text:p>
            <text:p text:style-name="P12"><text:s text:c="4"/>PUSH</text:p>
            <text:p text:style-name="P12"><text:s text:c="4"/>LD (CURRENT_ADDR)</text:p>
            <text:p text:style-name="P12"><text:s text:c="4"/>AND MASK_HIGH</text:p>
            <text:p text:style-name="P12"><text:s text:c="4"/>OR &amp;0</text:p>
            <text:p text:style-name="P12"><text:s text:c="4"/>ST (CURRENT_ADDR)</text:p>
            <text:p text:style-name="P12"><text:s text:c="4"/>POP</text:p>
            <text:p text:style-name="P12"><text:s text:c="4"/>RET</text:p>
            <text:p text:style-name="P12"/>
            <text:p text:style-name="P12">READ_CHAR: ; returns AC 8 bit char segment</text:p>
            <text:p text:style-name="P12"><text:s text:c="4"/>CALL WAIT_DEVICE_READY_9</text:p>
            <text:p text:style-name="P12"><text:s text:c="4"/>CLA</text:p>
            <text:p text:style-name="P12"><text:s text:c="4"/>IN 0x1C</text:p>
            <text:p text:style-name="P12"><text:s text:c="4"/>RET</text:p>
            <text:p text:style-name="P12"/>
            <text:p text:style-name="P12">LOAD_HIGH:</text:p>
            <text:p text:style-name="P12"><text:s text:c="4"/>LD (CURRENT_ADDR)</text:p>
            <text:p text:style-name="P12"><text:s text:c="4"/>AND MASK_HIGH</text:p>
            <text:p text:style-name="P12"><text:s text:c="4"/>SWAB</text:p>
            <text:p text:style-name="P12"><text:s text:c="4"/>RET</text:p>
            <text:p text:style-name="P12"/>
            <text:p text:style-name="P12">LOAD_LOW:</text:p>
            <text:p text:style-name="P12"><text:s text:c="4"/>LD (CURRENT_ADDR)</text:p>
            <text:p text:style-name="P12"><text:s text:c="4"/>AND MASK_LOW</text:p>
            <text:p text:style-name="P12"><text:s text:c="4"/>RET</text:p>
            <text:p text:style-name="P12"/>
            <text:p text:style-name="P12">WRITE_CHAR:</text:p>
            <text:p text:style-name="P12"><text:s text:c="4"/>CALL WAIT_DEVICE_READY_5</text:p>
            <text:p text:style-name="P12"><text:s text:c="4"/>OUT 0xC</text:p>
            <text:p text:style-name="P12"><text:s text:c="4"/>RET</text:p>
            <text:p text:style-name="P12"/>
            <text:p text:style-name="P12">WAIT_DEVICE_READY_5:</text:p>
            <text:p text:style-name="P12"><text:s text:c="4"/>PUSH</text:p>
            <text:p text:style-name="P12">NOT_READY_5:</text:p>
            <text:p text:style-name="P12"><text:s text:c="4"/>IN 0xD</text:p>
            <text:p text:style-name="P12"><text:s text:c="4"/>AND #0x40</text:p>
            <text:p text:style-name="P12"><text:s text:c="4"/>BEQ NOT_READY_5</text:p>
            <text:p text:style-name="P12"><text:s text:c="4"/>POP</text:p>
            <text:p text:style-name="P12"><text:s text:c="4"/>RET</text:p>
            <text:p text:style-name="P12"/>
            <text:p text:style-name="P12">WAIT_DEVICE_READY_9:</text:p>
            <text:p text:style-name="P12"><text:s text:c="4"/>PUSH</text:p>
            <text:p text:style-name="P12">NOT_READY_9:</text:p>
            <text:p text:style-name="P12"><text:s text:c="4"/>IN 0x1D</text:p>
            <text:p text:style-name="P12"><text:s text:c="4"/>AND #0x40</text:p>
            <text:p text:style-name="P12"><text:s text:c="4"/>BEQ NOT_READY_9</text:p>
            <text:p text:style-name="P12"><text:s text:c="4"/>POP</text:p>
            <text:p text:style-name="P12"><text:s text:c="4"/>RET</text:p>
            <text:p text:style-name="P12"/>
            <text:p text:style-name="P12">START_ADDR: WORD 0x56A ; Адрес начала</text:p>
            <text:p text:style-name="P12">CURRENT_ADDR: WORD ? ; Адрес текущей ячейки</text:p>
            <text:p text:style-name="P12">STOP_CHAR: WORD 0x0000 ; Стоп-символ</text:p>
            <text:p text:style-name="P12">MASK_HIGH: WORD 0xFF00</text:p>
            <text:p text:style-name="P12">MASK_LOW: WORD 0x00FF</text:p>
            <text:p text:style-name="P12"><text:soft-page-break/></text:p>
            <text:p text:style-name="P12">CHAR_MINUS: WORD 0x000A</text:p>
            <text:p text:style-name="P12">CHAR_PLUS: WORD 0x000B</text:p>
            <text:p text:style-name="P12">CHAR_SLASH: WORD 0x000C</text:p>
            <text:p text:style-name="P12">CHAR_STAR: WORD 0x000D</text:p>
            <text:p text:style-name="P12">CHAR_DOT: WORD 0x000E</text:p>
            <text:p text:style-name="P12">CHAR_EQUALS: WORD 0x000F<text:bookmark-end text:name="__DdeLink__11068_115313966"/><text:bookmark-end text:name="__DdeLink__11053_115313966"/><text:bookmark-end text:name="__DdeLink__11080_115313966"/></text:p>
          </table:table-cell>
        </table:table-row>
      </table:table>
      <text:p text:style-name="P31"/>
      <text:p text:style-name="P27"/>
      <text:h text:style-name="Heading_20_2" text:outline-level="2"><text:bookmark-start text:name="__RefHeading___Toc10245_2376174330"/>Трассировка программы<text:bookmark-end text:name="__RefHeading___Toc10245_2376174330"/></text:h>
      <text:p text:style-name="Text_20_body"/>
      <table:table table:name="Таблица4" table:style-name="Таблица4">
        <table:table-column table:style-name="Таблица4.A" table:number-columns-repeated="12"/>
        <table:table-row table:style-name="Таблица4.1">
          <table:table-cell table:style-name="Таблица4.A1" table:number-columns-spanned="2" office:value-type="string">
            <text:p text:style-name="P14">Выполняемая команда</text:p>
          </table:table-cell>
          <table:covered-table-cell/>
          <table:table-cell table:style-name="Таблица4.A1" table:number-columns-spanned="8" office:value-type="string">
            <text:p text:style-name="P15">Содержимое регистров процессора после выполнения коман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4.A1" table:number-columns-spanned="2" office:value-type="string">
            <text:p text:style-name="P15">Ячейка, содержимое которой изменилось после</text:p>
          </table:table-cell>
          <table:covered-table-cell/>
        </table:table-row>
        <table:table-row table:style-name="Таблица4.1">
          <table:table-cell table:style-name="Таблица4.A1" office:value-type="string">
            <text:p text:style-name="P14">Адрес</text:p>
          </table:table-cell>
          <table:table-cell table:style-name="Таблица4.A1" office:value-type="string">
            <text:p text:style-name="P14">Код</text:p>
          </table:table-cell>
          <table:table-cell table:style-name="Таблица4.A1" office:value-type="string">
            <text:p text:style-name="P15">IP</text:p>
          </table:table-cell>
          <table:table-cell table:style-name="Таблица4.A1" office:value-type="string">
            <text:p text:style-name="P15">CR</text:p>
          </table:table-cell>
          <table:table-cell table:style-name="Таблица4.A1" office:value-type="string">
            <text:p text:style-name="P15">AR</text:p>
          </table:table-cell>
          <table:table-cell table:style-name="Таблица4.A1" office:value-type="string">
            <text:p text:style-name="P15">DR</text:p>
          </table:table-cell>
          <table:table-cell table:style-name="Таблица4.A1" office:value-type="string">
            <text:p text:style-name="P15">SP</text:p>
          </table:table-cell>
          <table:table-cell table:style-name="Таблица4.A1" office:value-type="string">
            <text:p text:style-name="P15">BR</text:p>
          </table:table-cell>
          <table:table-cell table:style-name="Таблица4.A1" office:value-type="string">
            <text:p text:style-name="P15">AC</text:p>
          </table:table-cell>
          <table:table-cell table:style-name="Таблица4.A1" office:value-type="string">
            <text:p text:style-name="P15">NZVC</text:p>
          </table:table-cell>
          <table:table-cell table:style-name="Таблица4.A1" office:value-type="string">
            <text:p text:style-name="P14">Адрес</text:p>
          </table:table-cell>
          <table:table-cell table:style-name="Таблица4.A1" office:value-type="string">
            <text:p text:style-name="P14">Новый код</text:p>
          </table:table-cell>
        </table:table-row>
        <table:table-row table:style-name="Таблица4.1">
          <table:table-cell table:style-name="Таблица4.A1" office:value-type="string">
            <text:p text:style-name="P13">47B</text:p>
          </table:table-cell>
          <table:table-cell table:style-name="Таблица4.A1" office:value-type="string">
            <text:p text:style-name="P13">AE25</text:p>
          </table:table-cell>
          <table:table-cell table:style-name="Таблица4.A1" office:value-type="string">
            <text:p text:style-name="P13">47C</text:p>
          </table:table-cell>
          <table:table-cell table:style-name="Таблица4.A1" office:value-type="string">
            <text:p text:style-name="P13">AE25</text:p>
          </table:table-cell>
          <table:table-cell table:style-name="Таблица4.A1" office:value-type="string">
            <text:p text:style-name="P13">4A1</text:p>
          </table:table-cell>
          <table:table-cell table:style-name="Таблица4.A1" office:value-type="string">
            <text:p text:style-name="P13">056A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25</text:p>
          </table:table-cell>
          <table:table-cell table:style-name="Таблица4.A1" office:value-type="string">
            <text:p text:style-name="P13">056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C</text:p>
          </table:table-cell>
          <table:table-cell table:style-name="Таблица4.A1" office:value-type="string">
            <text:p text:style-name="P13">EE25</text:p>
          </table:table-cell>
          <table:table-cell table:style-name="Таблица4.A1" office:value-type="string">
            <text:p text:style-name="P13">47D</text:p>
          </table:table-cell>
          <table:table-cell table:style-name="Таблица4.A1" office:value-type="string">
            <text:p text:style-name="P13">EE25</text:p>
          </table:table-cell>
          <table:table-cell table:style-name="Таблица4.A1" office:value-type="string">
            <text:p text:style-name="P13">4A2</text:p>
          </table:table-cell>
          <table:table-cell table:style-name="Таблица4.A1" office:value-type="string">
            <text:p text:style-name="P13">056A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25</text:p>
          </table:table-cell>
          <table:table-cell table:style-name="Таблица4.A1" office:value-type="string">
            <text:p text:style-name="P13">056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4A2</text:p>
          </table:table-cell>
          <table:table-cell table:style-name="Таблица4.A1" office:value-type="string">
            <text:p text:style-name="P13">056A</text:p>
          </table:table-cell>
        </table:table-row>
        <table:table-row table:style-name="Таблица4.1">
          <table:table-cell table:style-name="Таблица4.A1" office:value-type="string">
            <text:p text:style-name="P13">47D</text:p>
          </table:table-cell>
          <table:table-cell table:style-name="Таблица4.A1" office:value-type="string">
            <text:p text:style-name="P13">DE1B</text:p>
          </table:table-cell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1B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9</text:p>
          </table:table-cell>
          <table:table-cell table:style-name="Таблица4.A1" office:value-type="string">
            <text:p text:style-name="P13">056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</table:table-row>
        <table:table-row table:style-name="Таблица4.1"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056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</table:table-row>
        <table:table-row table:style-name="Таблица4.1"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0540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F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A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B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1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7E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C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1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E</text:p>
          </table:table-cell>
          <table:table-cell table:style-name="Таблица4.A1" office:value-type="string">
            <text:p text:style-name="P13">DE13</text:p>
          </table:table-cell>
          <table:table-cell table:style-name="Таблица4.A1" office:value-type="string">
            <text:p text:style-name="P13">492</text:p>
          </table:table-cell>
          <table:table-cell table:style-name="Таблица4.A1" office:value-type="string">
            <text:p text:style-name="P13">DE13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2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1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</table:table-row>
        <table:table-row table:style-name="Таблица4.1">
          <table:table-cell table:style-name="Таблица4.A1" office:value-type="string">
            <text:p text:style-name="P13">492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493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2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1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E4</text:p>
          </table:table-cell>
        </table:table-row>
        <table:table-row table:style-name="Таблица4.1">
          <table:table-cell table:style-name="Таблица4.A1" office:value-type="string">
            <text:p text:style-name="P13">493</text:p>
          </table:table-cell>
          <table:table-cell table:style-name="Таблица4.A1" office:value-type="string">
            <text:p text:style-name="P13">A80E</text:p>
          </table:table-cell>
          <table:table-cell table:style-name="Таблица4.A1" office:value-type="string">
            <text:p text:style-name="P13">494</text:p>
          </table:table-cell>
          <table:table-cell table:style-name="Таблица4.A1" office:value-type="string">
            <text:p text:style-name="P13">A80E</text:p>
          </table:table-cell>
          <table:table-cell table:style-name="Таблица4.A1" office:value-type="string">
            <text:p text:style-name="P13">56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E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4</text:p>
          </table:table-cell>
          <table:table-cell table:style-name="Таблица4.A1" office:value-type="string">
            <text:p text:style-name="P13">2E0F</text:p>
          </table:table-cell>
          <table:table-cell table:style-name="Таблица4.A1" office:value-type="string">
            <text:p text:style-name="P13">495</text:p>
          </table:table-cell>
          <table:table-cell table:style-name="Таблица4.A1" office:value-type="string">
            <text:p text:style-name="P13">2E0F</text:p>
          </table:table-cell>
          <table:table-cell table:style-name="Таблица4.A1" office:value-type="string">
            <text:p text:style-name="P13">4A4</text:p>
          </table:table-cell>
          <table:table-cell table:style-name="Таблица4.A1" office:value-type="string">
            <text:p text:style-name="P13">FF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F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5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496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FF1B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6</text:p>
          </table:table-cell>
          <table:table-cell table:style-name="Таблица4.A1" office:value-type="string">
            <text:p text:style-name="P13">E80B</text:p>
          </table:table-cell>
          <table:table-cell table:style-name="Таблица4.A1" office:value-type="string">
            <text:p text:style-name="P13">497</text:p>
          </table:table-cell>
          <table:table-cell table:style-name="Таблица4.A1" office:value-type="string">
            <text:p text:style-name="P13">E80B</text:p>
          </table:table-cell>
          <table:table-cell table:style-name="Таблица4.A1" office:value-type="string">
            <text:p text:style-name="P13">56A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B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56A</text:p>
          </table:table-cell>
          <table:table-cell table:style-name="Таблица4.A1" office:value-type="string">
            <text:p text:style-name="P13">00E4</text:p>
          </table:table-cell>
        </table:table-row>
        <table:table-row table:style-name="Таблица4.1">
          <table:table-cell table:style-name="Таблица4.A1" office:value-type="string">
            <text:p text:style-name="P13">497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498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7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8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7F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8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F</text:p>
          </table:table-cell>
          <table:table-cell table:style-name="Таблица4.A1" office:value-type="string">
            <text:p text:style-name="P13">7E23</text:p>
          </table:table-cell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7E23</text:p>
          </table:table-cell>
          <table:table-cell table:style-name="Таблица4.A1" office:value-type="string">
            <text:p text:style-name="P13">4A3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23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481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80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1</text:p>
          </table:table-cell>
          <table:table-cell table:style-name="Таблица4.A1" office:value-type="string">
            <text:p text:style-name="P13">DE17</text:p>
          </table:table-cell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17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2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9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2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</table:table-row>
        <table:table-row table:style-name="Таблица4.1"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F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A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B</text:p>
          </table:table-cell>
          <table:table-cell table:style-name="Таблица4.A1" office:value-type="string">
            <text:p text:style-name="P13">00D5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82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2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C</text:p>
          </table:table-cell>
          <table:table-cell table:style-name="Таблица4.A1" office:value-type="string">
            <text:p text:style-name="P13">00D5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2</text:p>
          </table:table-cell>
          <table:table-cell table:style-name="Таблица4.A1" office:value-type="string">
            <text:p text:style-name="P13">DE07</text:p>
          </table:table-cell>
          <table:table-cell table:style-name="Таблица4.A1" office:value-type="string">
            <text:p text:style-name="P13">48A</text:p>
          </table:table-cell>
          <table:table-cell table:style-name="Таблица4.A1" office:value-type="string">
            <text:p text:style-name="P13">DE07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3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A</text:p>
          </table:table-cell>
          <table:table-cell table:style-name="Таблица4.A1" office:value-type="string">
            <text:p text:style-name="P13">00D5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3</text:p>
          </table:table-cell>
        </table:table-row>
        <table:table-row table:style-name="Таблица4.1">
          <table:table-cell table:style-name="Таблица4.A1" office:value-type="string">
            <text:p text:style-name="P13">48A</text:p>
          </table:table-cell>
          <table:table-cell table:style-name="Таблица4.A1" office:value-type="string">
            <text:p text:style-name="P13">0680</text:p>
          </table:table-cell>
          <table:table-cell table:style-name="Таблица4.A1" office:value-type="string">
            <text:p text:style-name="P13">48B</text:p>
          </table:table-cell>
          <table:table-cell table:style-name="Таблица4.A1" office:value-type="string">
            <text:p text:style-name="P13">0680</text:p>
          </table:table-cell>
          <table:table-cell table:style-name="Таблица4.A1" office:value-type="string">
            <text:p text:style-name="P13">48A</text:p>
          </table:table-cell>
          <table:table-cell table:style-name="Таблица4.A1" office:value-type="string">
            <text:p text:style-name="P13">068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A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B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48C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8B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D500</text:p>
          </table:table-cell>
        </table:table-row>
        <table:table-row table:style-name="Таблица4.1">
          <table:table-cell table:style-name="Таблица4.A1" office:value-type="string">
            <text:p text:style-name="P13">48C</text:p>
          </table:table-cell>
          <table:table-cell table:style-name="Таблица4.A1" office:value-type="string">
            <text:p text:style-name="P13">A815</text:p>
          </table:table-cell>
          <table:table-cell table:style-name="Таблица4.A1" office:value-type="string">
            <text:p text:style-name="P13">48D</text:p>
          </table:table-cell>
          <table:table-cell table:style-name="Таблица4.A1" office:value-type="string">
            <text:p text:style-name="P13">A815</text:p>
          </table:table-cell>
          <table:table-cell table:style-name="Таблица4.A1" office:value-type="string">
            <text:p text:style-name="P13">56A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15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D</text:p>
          </table:table-cell>
          <table:table-cell table:style-name="Таблица4.A1" office:value-type="string">
            <text:p text:style-name="P13">2E17</text:p>
          </table:table-cell>
          <table:table-cell table:style-name="Таблица4.A1" office:value-type="string">
            <text:p text:style-name="P13">48E</text:p>
          </table:table-cell>
          <table:table-cell table:style-name="Таблица4.A1" office:value-type="string">
            <text:p text:style-name="P13">2E17</text:p>
          </table:table-cell>
          <table:table-cell table:style-name="Таблица4.A1" office:value-type="string">
            <text:p text:style-name="P13">4A5</text:p>
          </table:table-cell>
          <table:table-cell table:style-name="Таблица4.A1" office:value-type="string">
            <text:p text:style-name="P13">00FF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17</text:p>
          </table:table-cell>
          <table:table-cell table:style-name="Таблица4.A1" office:value-type="string">
            <text:p text:style-name="P13">00E4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E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48F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2A1B</text:p>
          </table:table-cell>
          <table:table-cell table:style-name="Таблица4.A1" office:value-type="string">
            <text:p text:style-name="P13">D5E4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F</text:p>
          </table:table-cell>
          <table:table-cell table:style-name="Таблица4.A1" office:value-type="string">
            <text:p text:style-name="P13">E812</text:p>
          </table:table-cell>
          <table:table-cell table:style-name="Таблица4.A1" office:value-type="string">
            <text:p text:style-name="P13">490</text:p>
          </table:table-cell>
          <table:table-cell table:style-name="Таблица4.A1" office:value-type="string">
            <text:p text:style-name="P13">E812</text:p>
          </table:table-cell>
          <table:table-cell table:style-name="Таблица4.A1" office:value-type="string">
            <text:p text:style-name="P13">56A</text:p>
          </table:table-cell>
          <table:table-cell table:style-name="Таблица4.A1" office:value-type="string">
            <text:p text:style-name="P13">D5E4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12</text:p>
          </table:table-cell>
          <table:table-cell table:style-name="Таблица4.A1" office:value-type="string">
            <text:p text:style-name="P13">D5E4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56A</text:p>
          </table:table-cell>
          <table:table-cell table:style-name="Таблица4.A1" office:value-type="string">
            <text:p text:style-name="P13">D5E4</text:p>
          </table:table-cell>
        </table:table-row>
        <table:table-row table:style-name="Таблица4.1">
          <table:table-cell table:style-name="Таблица4.A1" office:value-type="string">
            <text:p text:style-name="P13">490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491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0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1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83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3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1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3</text:p>
          </table:table-cell>
          <table:table-cell table:style-name="Таблица4.A1" office:value-type="string">
            <text:p text:style-name="P13">7E1F</text:p>
          </table:table-cell>
          <table:table-cell table:style-name="Таблица4.A1" office:value-type="string">
            <text:p text:style-name="P13">484</text:p>
          </table:table-cell>
          <table:table-cell table:style-name="Таблица4.A1" office:value-type="string">
            <text:p text:style-name="P13">7E1F</text:p>
          </table:table-cell>
          <table:table-cell table:style-name="Таблица4.A1" office:value-type="string">
            <text:p text:style-name="P13">4A3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1F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4</text:p>
          </table:table-cell>
          <table:table-cell table:style-name="Таблица4.A1" office:value-type="string">
            <text:p text:style-name="P13">F002</text:p>
          </table:table-cell>
          <table:table-cell table:style-name="Таблица4.A1" office:value-type="string">
            <text:p text:style-name="P13">485</text:p>
          </table:table-cell>
          <table:table-cell table:style-name="Таблица4.A1" office:value-type="string">
            <text:p text:style-name="P13">F002</text:p>
          </table:table-cell>
          <table:table-cell table:style-name="Таблица4.A1" office:value-type="string">
            <text:p text:style-name="P13">484</text:p>
          </table:table-cell>
          <table:table-cell table:style-name="Таблица4.A1" office:value-type="string">
            <text:p text:style-name="P13">F002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84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5</text:p>
          </table:table-cell>
          <table:table-cell table:style-name="Таблица4.A1" office:value-type="string">
            <text:p text:style-name="P13">DE02</text:p>
          </table:table-cell>
          <table:table-cell table:style-name="Таблица4.A1" office:value-type="string">
            <text:p text:style-name="P13">488</text:p>
          </table:table-cell>
          <table:table-cell table:style-name="Таблица4.A1" office:value-type="string">
            <text:p text:style-name="P13">DE02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8</text:p>
          </table:table-cell>
          <table:table-cell table:style-name="Таблица4.A1" office:value-type="string">
            <text:p text:style-name="P13">D5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6</text:p>
          </table:table-cell>
        </table:table-row>
        <table:table-row table:style-name="Таблица4.1">
          <table:table-cell table:style-name="Таблица4.A1" office:value-type="string">
            <text:p text:style-name="P13">488</text:p>
          </table:table-cell>
          <table:table-cell table:style-name="Таблица4.A1" office:value-type="string">
            <text:p text:style-name="P13">AA19</text:p>
          </table:table-cell>
          <table:table-cell table:style-name="Таблица4.A1" office:value-type="string">
            <text:p text:style-name="P13">489</text:p>
          </table:table-cell>
          <table:table-cell table:style-name="Таблица4.A1" office:value-type="string">
            <text:p text:style-name="P13">AA19</text:p>
          </table:table-cell>
          <table:table-cell table:style-name="Таблица4.A1" office:value-type="string">
            <text:p text:style-name="P13">56A</text:p>
          </table:table-cell>
          <table:table-cell table:style-name="Таблица4.A1" office:value-type="string">
            <text:p text:style-name="P13">D5E4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019</text:p>
          </table:table-cell>
          <table:table-cell table:style-name="Таблица4.A1" office:value-type="string">
            <text:p text:style-name="P13">D5E4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4A2</text:p>
          </table:table-cell>
          <table:table-cell table:style-name="Таблица4.A1" office:value-type="string">
            <text:p text:style-name="P13">056B</text:p>
          </table:table-cell>
        </table:table-row>
        <table:table-row table:style-name="Таблица4.1">
          <table:table-cell table:style-name="Таблица4.A1" office:value-type="string">
            <text:p text:style-name="P13">489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86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6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89</text:p>
          </table:table-cell>
          <table:table-cell table:style-name="Таблица4.A1" office:value-type="string">
            <text:p text:style-name="P13">D5E4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6</text:p>
          </table:table-cell>
          <table:table-cell table:style-name="Таблица4.A1" office:value-type="string">
            <text:p text:style-name="P13">CEF6</text:p>
          </table:table-cell>
          <table:table-cell table:style-name="Таблица4.A1" office:value-type="string">
            <text:p text:style-name="P13">47D</text:p>
          </table:table-cell>
          <table:table-cell table:style-name="Таблица4.A1" office:value-type="string">
            <text:p text:style-name="P13">CEF6</text:p>
          </table:table-cell>
          <table:table-cell table:style-name="Таблица4.A1" office:value-type="string">
            <text:p text:style-name="P13">486</text:p>
          </table:table-cell>
          <table:table-cell table:style-name="Таблица4.A1" office:value-type="string">
            <text:p text:style-name="P13">047D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FFF6</text:p>
          </table:table-cell>
          <table:table-cell table:style-name="Таблица4.A1" office:value-type="string">
            <text:p text:style-name="P13">D5E4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D</text:p>
          </table:table-cell>
          <table:table-cell table:style-name="Таблица4.A1" office:value-type="string">
            <text:p text:style-name="P13">DE1B</text:p>
          </table:table-cell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1B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9</text:p>
          </table:table-cell>
          <table:table-cell table:style-name="Таблица4.A1" office:value-type="string">
            <text:p text:style-name="P13">D5E4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</table:table-row>
        <table:table-row table:style-name="Таблица4.1"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D5E4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</table:table-row>
        <table:table-row table:style-name="Таблица4.1"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D54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F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A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B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7E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C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E</text:p>
          </table:table-cell>
          <table:table-cell table:style-name="Таблица4.A1" office:value-type="string">
            <text:p text:style-name="P13">DE13</text:p>
          </table:table-cell>
          <table:table-cell table:style-name="Таблица4.A1" office:value-type="string">
            <text:p text:style-name="P13">492</text:p>
          </table:table-cell>
          <table:table-cell table:style-name="Таблица4.A1" office:value-type="string">
            <text:p text:style-name="P13">DE13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2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</table:table-row>
        <table:table-row table:style-name="Таблица4.1">
          <table:table-cell table:style-name="Таблица4.A1" office:value-type="string">
            <text:p text:style-name="P13">492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493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2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C2</text:p>
          </table:table-cell>
        </table:table-row>
        <table:table-row table:style-name="Таблица4.1">
          <table:table-cell table:style-name="Таблица4.A1" office:value-type="string">
            <text:p text:style-name="P13">493</text:p>
          </table:table-cell>
          <table:table-cell table:style-name="Таблица4.A1" office:value-type="string">
            <text:p text:style-name="P13">A80E</text:p>
          </table:table-cell>
          <table:table-cell table:style-name="Таблица4.A1" office:value-type="string">
            <text:p text:style-name="P13">494</text:p>
          </table:table-cell>
          <table:table-cell table:style-name="Таблица4.A1" office:value-type="string">
            <text:p text:style-name="P13">A80E</text:p>
          </table:table-cell>
          <table:table-cell table:style-name="Таблица4.A1" office:value-type="string">
            <text:p text:style-name="P13">56B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E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4</text:p>
          </table:table-cell>
          <table:table-cell table:style-name="Таблица4.A1" office:value-type="string">
            <text:p text:style-name="P13">2E0F</text:p>
          </table:table-cell>
          <table:table-cell table:style-name="Таблица4.A1" office:value-type="string">
            <text:p text:style-name="P13">495</text:p>
          </table:table-cell>
          <table:table-cell table:style-name="Таблица4.A1" office:value-type="string">
            <text:p text:style-name="P13">2E0F</text:p>
          </table:table-cell>
          <table:table-cell table:style-name="Таблица4.A1" office:value-type="string">
            <text:p text:style-name="P13">4A4</text:p>
          </table:table-cell>
          <table:table-cell table:style-name="Таблица4.A1" office:value-type="string">
            <text:p text:style-name="P13">FF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F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3">495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496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FF3D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6</text:p>
          </table:table-cell>
          <table:table-cell table:style-name="Таблица4.A1" office:value-type="string">
            <text:p text:style-name="P13">E80B</text:p>
          </table:table-cell>
          <table:table-cell table:style-name="Таблица4.A1" office:value-type="string">
            <text:p text:style-name="P13">497</text:p>
          </table:table-cell>
          <table:table-cell table:style-name="Таблица4.A1" office:value-type="string">
            <text:p text:style-name="P13">E80B</text:p>
          </table:table-cell>
          <table:table-cell table:style-name="Таблица4.A1" office:value-type="string">
            <text:p text:style-name="P13">56B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B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56B</text:p>
          </table:table-cell>
          <table:table-cell table:style-name="Таблица4.A1" office:value-type="string">
            <text:p text:style-name="P13">00C2</text:p>
          </table:table-cell>
        </table:table-row>
        <table:table-row table:style-name="Таблица4.1">
          <table:table-cell table:style-name="Таблица4.A1" office:value-type="string">
            <text:p text:style-name="P13">497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498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7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8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7F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8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F</text:p>
          </table:table-cell>
          <table:table-cell table:style-name="Таблица4.A1" office:value-type="string">
            <text:p text:style-name="P13">7E23</text:p>
          </table:table-cell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7E23</text:p>
          </table:table-cell>
          <table:table-cell table:style-name="Таблица4.A1" office:value-type="string">
            <text:p text:style-name="P13">4A3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23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481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80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1</text:p>
          </table:table-cell>
          <table:table-cell table:style-name="Таблица4.A1" office:value-type="string">
            <text:p text:style-name="P13">DE17</text:p>
          </table:table-cell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17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2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9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2</text:p>
          </table:table-cell>
        </table:table-row>
        <table:table-row table:style-name="Таблица4.1"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</table:table-row>
        <table:table-row table:style-name="Таблица4.1"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F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A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B</text:p>
          </table:table-cell>
          <table:table-cell table:style-name="Таблица4.A1" office:value-type="string">
            <text:p text:style-name="P13">00CF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82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2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C</text:p>
          </table:table-cell>
          <table:table-cell table:style-name="Таблица4.A1" office:value-type="string">
            <text:p text:style-name="P13">00CF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2</text:p>
          </table:table-cell>
          <table:table-cell table:style-name="Таблица4.A1" office:value-type="string">
            <text:p text:style-name="P13">DE07</text:p>
          </table:table-cell>
          <table:table-cell table:style-name="Таблица4.A1" office:value-type="string">
            <text:p text:style-name="P13">48A</text:p>
          </table:table-cell>
          <table:table-cell table:style-name="Таблица4.A1" office:value-type="string">
            <text:p text:style-name="P13">DE07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3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A</text:p>
          </table:table-cell>
          <table:table-cell table:style-name="Таблица4.A1" office:value-type="string">
            <text:p text:style-name="P13">00CF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3</text:p>
          </table:table-cell>
        </table:table-row>
        <table:table-row table:style-name="Таблица4.1">
          <table:table-cell table:style-name="Таблица4.A1" office:value-type="string">
            <text:p text:style-name="P13">48A</text:p>
          </table:table-cell>
          <table:table-cell table:style-name="Таблица4.A1" office:value-type="string">
            <text:p text:style-name="P13">0680</text:p>
          </table:table-cell>
          <table:table-cell table:style-name="Таблица4.A1" office:value-type="string">
            <text:p text:style-name="P13">48B</text:p>
          </table:table-cell>
          <table:table-cell table:style-name="Таблица4.A1" office:value-type="string">
            <text:p text:style-name="P13">0680</text:p>
          </table:table-cell>
          <table:table-cell table:style-name="Таблица4.A1" office:value-type="string">
            <text:p text:style-name="P13">48A</text:p>
          </table:table-cell>
          <table:table-cell table:style-name="Таблица4.A1" office:value-type="string">
            <text:p text:style-name="P13">068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A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B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48C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8B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CF00</text:p>
          </table:table-cell>
        </table:table-row>
        <table:table-row table:style-name="Таблица4.1">
          <table:table-cell table:style-name="Таблица4.A1" office:value-type="string">
            <text:p text:style-name="P13">48C</text:p>
          </table:table-cell>
          <table:table-cell table:style-name="Таблица4.A1" office:value-type="string">
            <text:p text:style-name="P13">A815</text:p>
          </table:table-cell>
          <table:table-cell table:style-name="Таблица4.A1" office:value-type="string">
            <text:p text:style-name="P13">48D</text:p>
          </table:table-cell>
          <table:table-cell table:style-name="Таблица4.A1" office:value-type="string">
            <text:p text:style-name="P13">A815</text:p>
          </table:table-cell>
          <table:table-cell table:style-name="Таблица4.A1" office:value-type="string">
            <text:p text:style-name="P13">56B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15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D</text:p>
          </table:table-cell>
          <table:table-cell table:style-name="Таблица4.A1" office:value-type="string">
            <text:p text:style-name="P13">2E17</text:p>
          </table:table-cell>
          <table:table-cell table:style-name="Таблица4.A1" office:value-type="string">
            <text:p text:style-name="P13">48E</text:p>
          </table:table-cell>
          <table:table-cell table:style-name="Таблица4.A1" office:value-type="string">
            <text:p text:style-name="P13">2E17</text:p>
          </table:table-cell>
          <table:table-cell table:style-name="Таблица4.A1" office:value-type="string">
            <text:p text:style-name="P13">4A5</text:p>
          </table:table-cell>
          <table:table-cell table:style-name="Таблица4.A1" office:value-type="string">
            <text:p text:style-name="P13">00FF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17</text:p>
          </table:table-cell>
          <table:table-cell table:style-name="Таблица4.A1" office:value-type="string">
            <text:p text:style-name="P13">00C2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E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48F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303D</text:p>
          </table:table-cell>
          <table:table-cell table:style-name="Таблица4.A1" office:value-type="string">
            <text:p text:style-name="P13">CFC2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F</text:p>
          </table:table-cell>
          <table:table-cell table:style-name="Таблица4.A1" office:value-type="string">
            <text:p text:style-name="P13">E812</text:p>
          </table:table-cell>
          <table:table-cell table:style-name="Таблица4.A1" office:value-type="string">
            <text:p text:style-name="P13">490</text:p>
          </table:table-cell>
          <table:table-cell table:style-name="Таблица4.A1" office:value-type="string">
            <text:p text:style-name="P13">E812</text:p>
          </table:table-cell>
          <table:table-cell table:style-name="Таблица4.A1" office:value-type="string">
            <text:p text:style-name="P13">56B</text:p>
          </table:table-cell>
          <table:table-cell table:style-name="Таблица4.A1" office:value-type="string">
            <text:p text:style-name="P13">CFC2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12</text:p>
          </table:table-cell>
          <table:table-cell table:style-name="Таблица4.A1" office:value-type="string">
            <text:p text:style-name="P13">CFC2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56B</text:p>
          </table:table-cell>
          <table:table-cell table:style-name="Таблица4.A1" office:value-type="string">
            <text:p text:style-name="P13">CFC2</text:p>
          </table:table-cell>
        </table:table-row>
        <table:table-row table:style-name="Таблица4.1">
          <table:table-cell table:style-name="Таблица4.A1" office:value-type="string">
            <text:p text:style-name="P13">490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491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0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1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83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3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1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3</text:p>
          </table:table-cell>
          <table:table-cell table:style-name="Таблица4.A1" office:value-type="string">
            <text:p text:style-name="P13">7E1F</text:p>
          </table:table-cell>
          <table:table-cell table:style-name="Таблица4.A1" office:value-type="string">
            <text:p text:style-name="P13">484</text:p>
          </table:table-cell>
          <table:table-cell table:style-name="Таблица4.A1" office:value-type="string">
            <text:p text:style-name="P13">7E1F</text:p>
          </table:table-cell>
          <table:table-cell table:style-name="Таблица4.A1" office:value-type="string">
            <text:p text:style-name="P13">4A3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1F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4</text:p>
          </table:table-cell>
          <table:table-cell table:style-name="Таблица4.A1" office:value-type="string">
            <text:p text:style-name="P13">F002</text:p>
          </table:table-cell>
          <table:table-cell table:style-name="Таблица4.A1" office:value-type="string">
            <text:p text:style-name="P13">485</text:p>
          </table:table-cell>
          <table:table-cell table:style-name="Таблица4.A1" office:value-type="string">
            <text:p text:style-name="P13">F002</text:p>
          </table:table-cell>
          <table:table-cell table:style-name="Таблица4.A1" office:value-type="string">
            <text:p text:style-name="P13">484</text:p>
          </table:table-cell>
          <table:table-cell table:style-name="Таблица4.A1" office:value-type="string">
            <text:p text:style-name="P13">F002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84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5</text:p>
          </table:table-cell>
          <table:table-cell table:style-name="Таблица4.A1" office:value-type="string">
            <text:p text:style-name="P13">DE02</text:p>
          </table:table-cell>
          <table:table-cell table:style-name="Таблица4.A1" office:value-type="string">
            <text:p text:style-name="P13">488</text:p>
          </table:table-cell>
          <table:table-cell table:style-name="Таблица4.A1" office:value-type="string">
            <text:p text:style-name="P13">DE02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8</text:p>
          </table:table-cell>
          <table:table-cell table:style-name="Таблица4.A1" office:value-type="string">
            <text:p text:style-name="P13">CF0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6</text:p>
          </table:table-cell>
        </table:table-row>
        <table:table-row table:style-name="Таблица4.1">
          <table:table-cell table:style-name="Таблица4.A1" office:value-type="string">
            <text:p text:style-name="P13">488</text:p>
          </table:table-cell>
          <table:table-cell table:style-name="Таблица4.A1" office:value-type="string">
            <text:p text:style-name="P13">AA19</text:p>
          </table:table-cell>
          <table:table-cell table:style-name="Таблица4.A1" office:value-type="string">
            <text:p text:style-name="P13">489</text:p>
          </table:table-cell>
          <table:table-cell table:style-name="Таблица4.A1" office:value-type="string">
            <text:p text:style-name="P13">AA19</text:p>
          </table:table-cell>
          <table:table-cell table:style-name="Таблица4.A1" office:value-type="string">
            <text:p text:style-name="P13">56B</text:p>
          </table:table-cell>
          <table:table-cell table:style-name="Таблица4.A1" office:value-type="string">
            <text:p text:style-name="P13">CFC2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019</text:p>
          </table:table-cell>
          <table:table-cell table:style-name="Таблица4.A1" office:value-type="string">
            <text:p text:style-name="P13">CFC2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4A2</text:p>
          </table:table-cell>
          <table:table-cell table:style-name="Таблица4.A1" office:value-type="string">
            <text:p text:style-name="P13">056C</text:p>
          </table:table-cell>
        </table:table-row>
        <table:table-row table:style-name="Таблица4.1">
          <table:table-cell table:style-name="Таблица4.A1" office:value-type="string">
            <text:p text:style-name="P13">489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86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6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89</text:p>
          </table:table-cell>
          <table:table-cell table:style-name="Таблица4.A1" office:value-type="string">
            <text:p text:style-name="P13">CFC2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6</text:p>
          </table:table-cell>
          <table:table-cell table:style-name="Таблица4.A1" office:value-type="string">
            <text:p text:style-name="P13">CEF6</text:p>
          </table:table-cell>
          <table:table-cell table:style-name="Таблица4.A1" office:value-type="string">
            <text:p text:style-name="P13">47D</text:p>
          </table:table-cell>
          <table:table-cell table:style-name="Таблица4.A1" office:value-type="string">
            <text:p text:style-name="P13">CEF6</text:p>
          </table:table-cell>
          <table:table-cell table:style-name="Таблица4.A1" office:value-type="string">
            <text:p text:style-name="P13">486</text:p>
          </table:table-cell>
          <table:table-cell table:style-name="Таблица4.A1" office:value-type="string">
            <text:p text:style-name="P13">047D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FFF6</text:p>
          </table:table-cell>
          <table:table-cell table:style-name="Таблица4.A1" office:value-type="string">
            <text:p text:style-name="P13">CFC2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D</text:p>
          </table:table-cell>
          <table:table-cell table:style-name="Таблица4.A1" office:value-type="string">
            <text:p text:style-name="P13">DE1B</text:p>
          </table:table-cell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1B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9</text:p>
          </table:table-cell>
          <table:table-cell table:style-name="Таблица4.A1" office:value-type="string">
            <text:p text:style-name="P13">CFC2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</table:table-row>
        <table:table-row table:style-name="Таблица4.1"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CFC2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</table:table-row>
        <table:table-row table:style-name="Таблица4.1"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CF40</text:p>
          </table:table-cell>
          <table:table-cell table:style-name="Таблица4.A1" office:value-type="string">
            <text:p text:style-name="P13">1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F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A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B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7E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C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E</text:p>
          </table:table-cell>
          <table:table-cell table:style-name="Таблица4.A1" office:value-type="string">
            <text:p text:style-name="P13">DE13</text:p>
          </table:table-cell>
          <table:table-cell table:style-name="Таблица4.A1" office:value-type="string">
            <text:p text:style-name="P13">492</text:p>
          </table:table-cell>
          <table:table-cell table:style-name="Таблица4.A1" office:value-type="string">
            <text:p text:style-name="P13">DE13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2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</table:table-row>
        <table:table-row table:style-name="Таблица4.1">
          <table:table-cell table:style-name="Таблица4.A1" office:value-type="string">
            <text:p text:style-name="P13">492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493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2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CB</text:p>
          </table:table-cell>
        </table:table-row>
        <table:table-row table:style-name="Таблица4.1">
          <table:table-cell table:style-name="Таблица4.A1" office:value-type="string">
            <text:p text:style-name="P13">493</text:p>
          </table:table-cell>
          <table:table-cell table:style-name="Таблица4.A1" office:value-type="string">
            <text:p text:style-name="P13">A80E</text:p>
          </table:table-cell>
          <table:table-cell table:style-name="Таблица4.A1" office:value-type="string">
            <text:p text:style-name="P13">494</text:p>
          </table:table-cell>
          <table:table-cell table:style-name="Таблица4.A1" office:value-type="string">
            <text:p text:style-name="P13">A80E</text:p>
          </table:table-cell>
          <table:table-cell table:style-name="Таблица4.A1" office:value-type="string">
            <text:p text:style-name="P13">56C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E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4</text:p>
          </table:table-cell>
          <table:table-cell table:style-name="Таблица4.A1" office:value-type="string">
            <text:p text:style-name="P13">2E0F</text:p>
          </table:table-cell>
          <table:table-cell table:style-name="Таблица4.A1" office:value-type="string">
            <text:p text:style-name="P13">495</text:p>
          </table:table-cell>
          <table:table-cell table:style-name="Таблица4.A1" office:value-type="string">
            <text:p text:style-name="P13">2E0F</text:p>
          </table:table-cell>
          <table:table-cell table:style-name="Таблица4.A1" office:value-type="string">
            <text:p text:style-name="P13">4A4</text:p>
          </table:table-cell>
          <table:table-cell table:style-name="Таблица4.A1" office:value-type="string">
            <text:p text:style-name="P13">FF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F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5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496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FF34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6</text:p>
          </table:table-cell>
          <table:table-cell table:style-name="Таблица4.A1" office:value-type="string">
            <text:p text:style-name="P13">E80B</text:p>
          </table:table-cell>
          <table:table-cell table:style-name="Таблица4.A1" office:value-type="string">
            <text:p text:style-name="P13">497</text:p>
          </table:table-cell>
          <table:table-cell table:style-name="Таблица4.A1" office:value-type="string">
            <text:p text:style-name="P13">E80B</text:p>
          </table:table-cell>
          <table:table-cell table:style-name="Таблица4.A1" office:value-type="string">
            <text:p text:style-name="P13">56C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B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56C</text:p>
          </table:table-cell>
          <table:table-cell table:style-name="Таблица4.A1" office:value-type="string">
            <text:p text:style-name="P13">00CB</text:p>
          </table:table-cell>
        </table:table-row>
        <table:table-row table:style-name="Таблица4.1">
          <table:table-cell table:style-name="Таблица4.A1" office:value-type="string">
            <text:p text:style-name="P13">497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498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7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8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7F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8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F</text:p>
          </table:table-cell>
          <table:table-cell table:style-name="Таблица4.A1" office:value-type="string">
            <text:p text:style-name="P13">7E23</text:p>
          </table:table-cell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7E23</text:p>
          </table:table-cell>
          <table:table-cell table:style-name="Таблица4.A1" office:value-type="string">
            <text:p text:style-name="P13">4A3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23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481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80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1</text:p>
          </table:table-cell>
          <table:table-cell table:style-name="Таблица4.A1" office:value-type="string">
            <text:p text:style-name="P13">DE17</text:p>
          </table:table-cell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17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2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9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2</text:p>
          </table:table-cell>
        </table:table-row>
        <table:table-row table:style-name="Таблица4.1"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</table:table-row>
        <table:table-row table:style-name="Таблица4.1"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F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A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B</text:p>
          </table:table-cell>
          <table:table-cell table:style-name="Таблица4.A1" office:value-type="string">
            <text:p text:style-name="P13">003A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82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2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C</text:p>
          </table:table-cell>
          <table:table-cell table:style-name="Таблица4.A1" office:value-type="string">
            <text:p text:style-name="P13">003A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2</text:p>
          </table:table-cell>
          <table:table-cell table:style-name="Таблица4.A1" office:value-type="string">
            <text:p text:style-name="P13">DE07</text:p>
          </table:table-cell>
          <table:table-cell table:style-name="Таблица4.A1" office:value-type="string">
            <text:p text:style-name="P13">48A</text:p>
          </table:table-cell>
          <table:table-cell table:style-name="Таблица4.A1" office:value-type="string">
            <text:p text:style-name="P13">DE07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3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A</text:p>
          </table:table-cell>
          <table:table-cell table:style-name="Таблица4.A1" office:value-type="string">
            <text:p text:style-name="P13">003A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3</text:p>
          </table:table-cell>
        </table:table-row>
        <table:table-row table:style-name="Таблица4.1">
          <table:table-cell table:style-name="Таблица4.A1" office:value-type="string">
            <text:p text:style-name="P13">48A</text:p>
          </table:table-cell>
          <table:table-cell table:style-name="Таблица4.A1" office:value-type="string">
            <text:p text:style-name="P13">0680</text:p>
          </table:table-cell>
          <table:table-cell table:style-name="Таблица4.A1" office:value-type="string">
            <text:p text:style-name="P13">48B</text:p>
          </table:table-cell>
          <table:table-cell table:style-name="Таблица4.A1" office:value-type="string">
            <text:p text:style-name="P13">0680</text:p>
          </table:table-cell>
          <table:table-cell table:style-name="Таблица4.A1" office:value-type="string">
            <text:p text:style-name="P13">48A</text:p>
          </table:table-cell>
          <table:table-cell table:style-name="Таблица4.A1" office:value-type="string">
            <text:p text:style-name="P13">068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A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B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48C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8B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3A00</text:p>
          </table:table-cell>
        </table:table-row>
        <table:table-row table:style-name="Таблица4.1">
          <table:table-cell table:style-name="Таблица4.A1" office:value-type="string">
            <text:p text:style-name="P13">48C</text:p>
          </table:table-cell>
          <table:table-cell table:style-name="Таблица4.A1" office:value-type="string">
            <text:p text:style-name="P13">A815</text:p>
          </table:table-cell>
          <table:table-cell table:style-name="Таблица4.A1" office:value-type="string">
            <text:p text:style-name="P13">48D</text:p>
          </table:table-cell>
          <table:table-cell table:style-name="Таблица4.A1" office:value-type="string">
            <text:p text:style-name="P13">A815</text:p>
          </table:table-cell>
          <table:table-cell table:style-name="Таблица4.A1" office:value-type="string">
            <text:p text:style-name="P13">56C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15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D</text:p>
          </table:table-cell>
          <table:table-cell table:style-name="Таблица4.A1" office:value-type="string">
            <text:p text:style-name="P13">2E17</text:p>
          </table:table-cell>
          <table:table-cell table:style-name="Таблица4.A1" office:value-type="string">
            <text:p text:style-name="P13">48E</text:p>
          </table:table-cell>
          <table:table-cell table:style-name="Таблица4.A1" office:value-type="string">
            <text:p text:style-name="P13">2E17</text:p>
          </table:table-cell>
          <table:table-cell table:style-name="Таблица4.A1" office:value-type="string">
            <text:p text:style-name="P13">4A5</text:p>
          </table:table-cell>
          <table:table-cell table:style-name="Таблица4.A1" office:value-type="string">
            <text:p text:style-name="P13">00FF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17</text:p>
          </table:table-cell>
          <table:table-cell table:style-name="Таблица4.A1" office:value-type="string">
            <text:p text:style-name="P13">00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E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48F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C534</text:p>
          </table:table-cell>
          <table:table-cell table:style-name="Таблица4.A1" office:value-type="string">
            <text:p text:style-name="P13">3A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F</text:p>
          </table:table-cell>
          <table:table-cell table:style-name="Таблица4.A1" office:value-type="string">
            <text:p text:style-name="P13">E812</text:p>
          </table:table-cell>
          <table:table-cell table:style-name="Таблица4.A1" office:value-type="string">
            <text:p text:style-name="P13">490</text:p>
          </table:table-cell>
          <table:table-cell table:style-name="Таблица4.A1" office:value-type="string">
            <text:p text:style-name="P13">E812</text:p>
          </table:table-cell>
          <table:table-cell table:style-name="Таблица4.A1" office:value-type="string">
            <text:p text:style-name="P13">56C</text:p>
          </table:table-cell>
          <table:table-cell table:style-name="Таблица4.A1" office:value-type="string">
            <text:p text:style-name="P13">3ACB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12</text:p>
          </table:table-cell>
          <table:table-cell table:style-name="Таблица4.A1" office:value-type="string">
            <text:p text:style-name="P13">3A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56C</text:p>
          </table:table-cell>
          <table:table-cell table:style-name="Таблица4.A1" office:value-type="string">
            <text:p text:style-name="P13">3ACB</text:p>
          </table:table-cell>
        </table:table-row>
        <table:table-row table:style-name="Таблица4.1">
          <table:table-cell table:style-name="Таблица4.A1" office:value-type="string">
            <text:p text:style-name="P13">490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491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0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1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83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3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1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3</text:p>
          </table:table-cell>
          <table:table-cell table:style-name="Таблица4.A1" office:value-type="string">
            <text:p text:style-name="P13">7E1F</text:p>
          </table:table-cell>
          <table:table-cell table:style-name="Таблица4.A1" office:value-type="string">
            <text:p text:style-name="P13">484</text:p>
          </table:table-cell>
          <table:table-cell table:style-name="Таблица4.A1" office:value-type="string">
            <text:p text:style-name="P13">7E1F</text:p>
          </table:table-cell>
          <table:table-cell table:style-name="Таблица4.A1" office:value-type="string">
            <text:p text:style-name="P13">4A3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1F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4</text:p>
          </table:table-cell>
          <table:table-cell table:style-name="Таблица4.A1" office:value-type="string">
            <text:p text:style-name="P13">F002</text:p>
          </table:table-cell>
          <table:table-cell table:style-name="Таблица4.A1" office:value-type="string">
            <text:p text:style-name="P13">485</text:p>
          </table:table-cell>
          <table:table-cell table:style-name="Таблица4.A1" office:value-type="string">
            <text:p text:style-name="P13">F002</text:p>
          </table:table-cell>
          <table:table-cell table:style-name="Таблица4.A1" office:value-type="string">
            <text:p text:style-name="P13">484</text:p>
          </table:table-cell>
          <table:table-cell table:style-name="Таблица4.A1" office:value-type="string">
            <text:p text:style-name="P13">F002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84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5</text:p>
          </table:table-cell>
          <table:table-cell table:style-name="Таблица4.A1" office:value-type="string">
            <text:p text:style-name="P13">DE02</text:p>
          </table:table-cell>
          <table:table-cell table:style-name="Таблица4.A1" office:value-type="string">
            <text:p text:style-name="P13">488</text:p>
          </table:table-cell>
          <table:table-cell table:style-name="Таблица4.A1" office:value-type="string">
            <text:p text:style-name="P13">DE02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8</text:p>
          </table:table-cell>
          <table:table-cell table:style-name="Таблица4.A1" office:value-type="string">
            <text:p text:style-name="P13">3A0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6</text:p>
          </table:table-cell>
        </table:table-row>
        <table:table-row table:style-name="Таблица4.1">
          <table:table-cell table:style-name="Таблица4.A1" office:value-type="string">
            <text:p text:style-name="P13">488</text:p>
          </table:table-cell>
          <table:table-cell table:style-name="Таблица4.A1" office:value-type="string">
            <text:p text:style-name="P13">AA19</text:p>
          </table:table-cell>
          <table:table-cell table:style-name="Таблица4.A1" office:value-type="string">
            <text:p text:style-name="P13">489</text:p>
          </table:table-cell>
          <table:table-cell table:style-name="Таблица4.A1" office:value-type="string">
            <text:p text:style-name="P13">AA19</text:p>
          </table:table-cell>
          <table:table-cell table:style-name="Таблица4.A1" office:value-type="string">
            <text:p text:style-name="P13">56C</text:p>
          </table:table-cell>
          <table:table-cell table:style-name="Таблица4.A1" office:value-type="string">
            <text:p text:style-name="P13">3ACB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019</text:p>
          </table:table-cell>
          <table:table-cell table:style-name="Таблица4.A1" office:value-type="string">
            <text:p text:style-name="P13">3A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4A2</text:p>
          </table:table-cell>
          <table:table-cell table:style-name="Таблица4.A1" office:value-type="string">
            <text:p text:style-name="P13">056D</text:p>
          </table:table-cell>
        </table:table-row>
        <table:table-row table:style-name="Таблица4.1">
          <table:table-cell table:style-name="Таблица4.A1" office:value-type="string">
            <text:p text:style-name="P13">489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86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86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89</text:p>
          </table:table-cell>
          <table:table-cell table:style-name="Таблица4.A1" office:value-type="string">
            <text:p text:style-name="P13">3A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3">486</text:p>
          </table:table-cell>
          <table:table-cell table:style-name="Таблица4.A1" office:value-type="string">
            <text:p text:style-name="P13">CEF6</text:p>
          </table:table-cell>
          <table:table-cell table:style-name="Таблица4.A1" office:value-type="string">
            <text:p text:style-name="P13">47D</text:p>
          </table:table-cell>
          <table:table-cell table:style-name="Таблица4.A1" office:value-type="string">
            <text:p text:style-name="P13">CEF6</text:p>
          </table:table-cell>
          <table:table-cell table:style-name="Таблица4.A1" office:value-type="string">
            <text:p text:style-name="P13">486</text:p>
          </table:table-cell>
          <table:table-cell table:style-name="Таблица4.A1" office:value-type="string">
            <text:p text:style-name="P13">047D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FFF6</text:p>
          </table:table-cell>
          <table:table-cell table:style-name="Таблица4.A1" office:value-type="string">
            <text:p text:style-name="P13">3A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D</text:p>
          </table:table-cell>
          <table:table-cell table:style-name="Таблица4.A1" office:value-type="string">
            <text:p text:style-name="P13">DE1B</text:p>
          </table:table-cell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1B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9</text:p>
          </table:table-cell>
          <table:table-cell table:style-name="Таблица4.A1" office:value-type="string">
            <text:p text:style-name="P13">3A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</table:table-row>
        <table:table-row table:style-name="Таблица4.1">
          <table:table-cell table:style-name="Таблица4.A1" office:value-type="string">
            <text:p text:style-name="P13">499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DE03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3ACB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</table:table-row>
        <table:table-row table:style-name="Таблица4.1"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49D</text:p>
          </table:table-cell>
          <table:table-cell table:style-name="Таблица4.A1" office:value-type="string">
            <text:p text:style-name="P13">1207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D</text:p>
          </table:table-cell>
          <table:table-cell table:style-name="Таблица4.A1" office:value-type="string">
            <text:p text:style-name="P13">3A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2F40</text:p>
          </table:table-cell>
          <table:table-cell table:style-name="Таблица4.A1" office:value-type="string">
            <text:p text:style-name="P13">49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49F</text:p>
          </table:table-cell>
          <table:table-cell table:style-name="Таблица4.A1" office:value-type="string">
            <text:p text:style-name="P13">F0FD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F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A0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A0</text:p>
          </table:table-cell>
          <table:table-cell table:style-name="Таблица4.A1" office:value-type="string">
            <text:p text:style-name="P13">0040</text:p>
          </table:table-cell>
          <table:table-cell table:style-name="Таблица4.A1" office:value-type="string">
            <text:p text:style-name="P13">00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49A</text:p>
          </table:table-cell>
          <table:table-cell table:style-name="Таблица4.A1" office:value-type="string">
            <text:p text:style-name="P13">02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A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49B</text:p>
          </table:table-cell>
          <table:table-cell table:style-name="Таблица4.A1" office:value-type="string">
            <text:p text:style-name="P13">1206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B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C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7E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E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C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E</text:p>
          </table:table-cell>
          <table:table-cell table:style-name="Таблица4.A1" office:value-type="string">
            <text:p text:style-name="P13">DE13</text:p>
          </table:table-cell>
          <table:table-cell table:style-name="Таблица4.A1" office:value-type="string">
            <text:p text:style-name="P13">492</text:p>
          </table:table-cell>
          <table:table-cell table:style-name="Таблица4.A1" office:value-type="string">
            <text:p text:style-name="P13">DE13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2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</table:table-row>
        <table:table-row table:style-name="Таблица4.1">
          <table:table-cell table:style-name="Таблица4.A1" office:value-type="string">
            <text:p text:style-name="P13">492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493</text:p>
          </table:table-cell>
          <table:table-cell table:style-name="Таблица4.A1" office:value-type="string">
            <text:p text:style-name="P13">0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492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0</text:p>
          </table:table-cell>
        </table:table-row>
        <table:table-row table:style-name="Таблица4.1">
          <table:table-cell table:style-name="Таблица4.A1" office:value-type="string">
            <text:p text:style-name="P13">493</text:p>
          </table:table-cell>
          <table:table-cell table:style-name="Таблица4.A1" office:value-type="string">
            <text:p text:style-name="P13">A80E</text:p>
          </table:table-cell>
          <table:table-cell table:style-name="Таблица4.A1" office:value-type="string">
            <text:p text:style-name="P13">494</text:p>
          </table:table-cell>
          <table:table-cell table:style-name="Таблица4.A1" office:value-type="string">
            <text:p text:style-name="P13">A80E</text:p>
          </table:table-cell>
          <table:table-cell table:style-name="Таблица4.A1" office:value-type="string">
            <text:p text:style-name="P13">56D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E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4</text:p>
          </table:table-cell>
          <table:table-cell table:style-name="Таблица4.A1" office:value-type="string">
            <text:p text:style-name="P13">2E0F</text:p>
          </table:table-cell>
          <table:table-cell table:style-name="Таблица4.A1" office:value-type="string">
            <text:p text:style-name="P13">495</text:p>
          </table:table-cell>
          <table:table-cell table:style-name="Таблица4.A1" office:value-type="string">
            <text:p text:style-name="P13">2E0F</text:p>
          </table:table-cell>
          <table:table-cell table:style-name="Таблица4.A1" office:value-type="string">
            <text:p text:style-name="P13">4A4</text:p>
          </table:table-cell>
          <table:table-cell table:style-name="Таблица4.A1" office:value-type="string">
            <text:p text:style-name="P13">FF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F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5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496</text:p>
          </table:table-cell>
          <table:table-cell table:style-name="Таблица4.A1" office:value-type="string">
            <text:p text:style-name="P13">3C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FFFF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6</text:p>
          </table:table-cell>
          <table:table-cell table:style-name="Таблица4.A1" office:value-type="string">
            <text:p text:style-name="P13">E80B</text:p>
          </table:table-cell>
          <table:table-cell table:style-name="Таблица4.A1" office:value-type="string">
            <text:p text:style-name="P13">497</text:p>
          </table:table-cell>
          <table:table-cell table:style-name="Таблица4.A1" office:value-type="string">
            <text:p text:style-name="P13">E80B</text:p>
          </table:table-cell>
          <table:table-cell table:style-name="Таблица4.A1" office:value-type="string">
            <text:p text:style-name="P13">56D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B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56D</text:p>
          </table:table-cell>
          <table:table-cell table:style-name="Таблица4.A1" office:value-type="string">
            <text:p text:style-name="P13">0000</text:p>
          </table:table-cell>
        </table:table-row>
        <table:table-row table:style-name="Таблица4.1">
          <table:table-cell table:style-name="Таблица4.A1" office:value-type="string">
            <text:p text:style-name="P13">497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498</text:p>
          </table:table-cell>
          <table:table-cell table:style-name="Таблица4.A1" office:value-type="string">
            <text:p text:style-name="P13">0800</text:p>
          </table:table-cell>
          <table:table-cell table:style-name="Таблица4.A1" office:value-type="string">
            <text:p text:style-name="P13">7FE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97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98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47F</text:p>
          </table:table-cell>
          <table:table-cell table:style-name="Таблица4.A1" office:value-type="string">
            <text:p text:style-name="P13">0A00</text:p>
          </table:table-cell>
          <table:table-cell table:style-name="Таблица4.A1" office:value-type="string">
            <text:p text:style-name="P13">7FF</text:p>
          </table:table-cell>
          <table:table-cell table:style-name="Таблица4.A1" office:value-type="string">
            <text:p text:style-name="P13">047F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498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7F</text:p>
          </table:table-cell>
          <table:table-cell table:style-name="Таблица4.A1" office:value-type="string">
            <text:p text:style-name="P13">7E23</text:p>
          </table:table-cell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7E23</text:p>
          </table:table-cell>
          <table:table-cell table:style-name="Таблица4.A1" office:value-type="string">
            <text:p text:style-name="P13">4A3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23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487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480</text:p>
          </table:table-cell>
          <table:table-cell table:style-name="Таблица4.A1" office:value-type="string">
            <text:p text:style-name="P13">F006</text:p>
          </table:table-cell>
          <table:table-cell table:style-name="Таблица4.A1" office:value-type="string">
            <text:p text:style-name="P13">000</text:p>
          </table:table-cell>
          <table:table-cell table:style-name="Таблица4.A1" office:value-type="string">
            <text:p text:style-name="P13">0006</text:p>
          </table:table-cell>
          <table:table-cell table:style-name="Таблица4.A1" office:value-type="string">
            <text:p text:style-name="P13">0000</text:p>
          </table:table-cell>
          <table:table-cell table:style-name="Таблица4.A1" office:value-type="string">
            <text:p text:style-name="P13">0101</text:p>
          </table:table-cell>
          <table:table-cell table:style-name="Таблица4.A1" office:value-type="string">
            <text:p text:style-name="P13">-</text:p>
          </table:table-cell>
          <table:table-cell table:style-name="Таблица4.A1" office:value-type="string">
            <text:p text:style-name="P13">-</text:p>
          </table:table-cell>
        </table:table-row>
        <table:table-row table:style-name="Таблица4.1">
          <table:table-cell table:style-name="Таблица4.A153" office:value-type="string">
            <text:p text:style-name="P13">487</text:p>
          </table:table-cell>
          <table:table-cell table:style-name="Таблица4.A153" office:value-type="string">
            <text:p text:style-name="P13">0100</text:p>
          </table:table-cell>
          <table:table-cell table:style-name="Таблица4.A153" office:value-type="string">
            <text:p text:style-name="P13">488</text:p>
          </table:table-cell>
          <table:table-cell table:style-name="Таблица4.A153" office:value-type="string">
            <text:p text:style-name="P13">0100</text:p>
          </table:table-cell>
          <table:table-cell table:style-name="Таблица4.A153" office:value-type="string">
            <text:p text:style-name="P13">487</text:p>
          </table:table-cell>
          <table:table-cell table:style-name="Таблица4.A153" office:value-type="string">
            <text:p text:style-name="P13">0100</text:p>
          </table:table-cell>
          <table:table-cell table:style-name="Таблица4.A153" office:value-type="string">
            <text:p text:style-name="P13">000</text:p>
          </table:table-cell>
          <table:table-cell table:style-name="Таблица4.A153" office:value-type="string">
            <text:p text:style-name="P13">0487</text:p>
          </table:table-cell>
          <table:table-cell table:style-name="Таблица4.A153" office:value-type="string">
            <text:p text:style-name="P13">0000</text:p>
          </table:table-cell>
          <table:table-cell table:style-name="Таблица4.A153" office:value-type="string">
            <text:p text:style-name="P13">0101</text:p>
          </table:table-cell>
          <table:table-cell table:style-name="Таблица4.A153" office:value-type="string">
            <text:p text:style-name="P13">-</text:p>
          </table:table-cell>
          <table:table-cell table:style-name="Таблица4.A153" office:value-type="string">
            <text:p text:style-name="P13">-</text:p>
          </table:table-cell>
        </table:table-row>
      </table:table>
      <text:p text:style-name="Standard"/>
      <text:p text:style-name="Standard"/>
      <text:h text:style-name="P40" text:outline-level="1"><text:bookmark-start text:name="__RefHeading___Toc10247_2376174330"/>Заключение<text:bookmark-end text:name="__RefHeading___Toc10247_2376174330"/></text:h>
      <text:p text:style-name="P28">В ходе лабораторной работы я научился писать команды на ассемблере для БЭВМ, закрепил работу с различными видами адресации, научился правильно организовывать работу подпрограмм и работать со стеком для их грамотной работы. <text:span text:style-name="T25">Также были изучены принципы работы с внешними устройствами, на примере ВУ-3 была написана программа для асинхронного взаимодействи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 style:master-page-name="">
      <style:paragraph-properties fo:margin-left="0.5902in" fo:margin-top="0in" fo:margin-bottom="0in" style:contextual-spacing="false" fo:text-indent="0in" style:auto-text-indent="false" style:page-number="auto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 fo:font-size="10pt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padding="0.0193in" fo:border="0.06pt solid #000000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style:font-name="Times New Roman3" fo:font-family="'Times New Roman'" style:font-style-name="Bold" style:font-family-generic="roman" fo:font-size="13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-left="0.4902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5-26T17:16:49.147813871</dc:date>
    <meta:editing-duration>P8DT12H7M45S</meta:editing-duration>
    <meta:editing-cycles>1610</meta:editing-cycles>
    <meta:print-date>2025-04-04T14:09:34.503014400</meta:print-date>
    <meta:printed-by>Файлы PDF</meta:printed-by>
    <meta:document-statistic meta:table-count="3" meta:image-count="0" meta:object-count="0" meta:page-count="16" meta:paragraph-count="2131" meta:word-count="2871" meta:character-count="13748" meta:non-whitespace-character-count="12322"/>
  </office:meta>
</office:document-meta>
</file>